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3" style:family="graphic" style:parent-style-name="standard">
      <style:graphic-properties draw:fill="solid" draw:fill-color="#f0e68c" draw:textarea-horizontal-align="justify" draw:textarea-vertical-align="middle" draw:auto-grow-height="false" fo:min-height="0.85cm" fo:min-width="1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4cm"/>
    </style:style>
    <style:style style:name="gr6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8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9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4cm"/>
    </style:style>
    <style:style style:name="gr1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12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6cm"/>
    </style:style>
    <style:style style:name="gr13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.7cm"/>
    </style:style>
    <style:style style:name="gr14" style:family="graphic" style:parent-style-name="standard">
      <style:graphic-properties draw:stroke="none" svg:stroke-color="#000000" draw:fill="none" draw:fill-color="#ffffff" fo:min-height="0.529cm"/>
    </style:style>
    <style:style style:name="gr15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55cm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17" style:family="graphic" style:parent-style-name="standard">
      <style:graphic-properties draw:fill="solid" draw:fill-color="#f0e68c" draw:textarea-horizontal-align="justify" draw:textarea-vertical-align="middle" draw:auto-grow-height="false" fo:min-height="0.2cm" fo:min-width="0.65cm"/>
    </style:style>
    <style:style style:name="gr18" style:family="graphic" style:parent-style-name="standard">
      <style:graphic-properties draw:textarea-vertical-align="middle" draw:start-line-spacing-horizontal="0cm" draw:start-line-spacing-vertical="0.2cm" draw:end-line-spacing-vertical="0cm"/>
    </style:style>
    <style:style style:name="gr19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4cm"/>
    </style:style>
    <style:style style:name="gr20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21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1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3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6cm"/>
    </style:style>
    <style:style style:name="gr24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8cm"/>
    </style:style>
    <style:style style:name="gr25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5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27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28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29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55cm"/>
    </style:style>
    <style:style style:name="gr30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5cm"/>
    </style:style>
    <style:style style:name="gr31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4cm"/>
    </style:style>
    <style:style style:name="gr32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65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34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7cm"/>
    </style:style>
    <style:style style:name="gr35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5cm"/>
    </style:style>
    <style:style style:name="gr3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158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fo:min-height="0.265cm"/>
    </style:style>
    <style:style style:name="gr41" style:family="graphic" style:parent-style-name="standard">
      <style:graphic-properties draw:stroke="none" svg:stroke-color="#000000" draw:fill="none" draw:fill-color="#ffffff" fo:min-height="0.315cm"/>
    </style:style>
    <style:style style:name="gr42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45cm"/>
    </style:style>
    <style:style style:name="gr43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44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95cm"/>
    </style:style>
    <style:style style:name="gr45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695cm"/>
    </style:style>
    <style:style style:name="gr46" style:family="graphic" style:parent-style-name="standard">
      <style:graphic-properties draw:textarea-horizontal-align="justify" draw:textarea-vertical-align="middle" draw:auto-grow-height="false" fo:min-height="1.05cm" fo:min-width="2.689cm"/>
    </style:style>
    <style:style style:name="gr47" style:family="graphic" style:parent-style-name="standard">
      <style:graphic-properties draw:textarea-horizontal-align="justify" draw:textarea-vertical-align="middle" draw:auto-grow-height="false" fo:min-height="1.05cm" fo:min-width="3.089cm"/>
    </style:style>
    <style:style style:name="gr48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cm"/>
    </style:style>
    <style:style style:name="gr49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f0e68c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7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fo:font-size="4pt" style:font-size-asian="18pt" style:font-size-complex="18pt"/>
    </style:style>
    <style:style style:name="T4" style:family="text">
      <style:text-properties fo:font-size="7pt"/>
    </style:style>
    <style:style style:name="T5" style:family="text">
      <style:text-properties fo:font-size="7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2.7cm" svg:height="1.2cm" svg:x="1.3cm" svg:y="8.6cm">
          <text:p text:style-name="P1"><text:span text:style-name="T1">L</text:span><text:span text:style-name="T1">O</text:span><text:span text:style-name="T1">C</text:span><text:span text:style-name="T1">A</text:span><text:span text:style-name="T1">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1.2cm" svg:x="11.7cm" svg:y="8.6cm">
          <text:p text:style-name="P1"><text:span text:style-name="T1">NEGOZ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3cm" svg:height="2.2cm" svg:x="6.2cm" svg:y="8.1cm">
          <text:p text:style-name="P1"><text:span text:style-name="T1">In </text:span><text:span text:style-name="T1">affit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cm" svg:y1="9.2cm" svg:x2="6.2cm" svg:y2="9.2cm" draw:start-shape="id1" draw:start-glue-point="1" draw:end-shape="id2" svg:d="M4000 9200h2200" svg:viewBox="0 0 2201 1">
          <text:p text:style-name="P1"><text:span text:style-name="T1">(0, </text:span><text:span text:style-name="T1">1)</text:span></text:p>
          <text:p text:style-name="P1"><text:span text:style-name="T1"/></text:p>
        </draw:connector>
        <draw:connector draw:style-name="gr4" draw:text-style-name="P2" draw:layer="layout" svg:x1="9.5cm" svg:y1="9.2cm" svg:x2="11.7cm" svg:y2="9.2cm" draw:start-shape="id2" draw:end-shape="id3" svg:d="M9500 9200h2200" svg:viewBox="0 0 2201 1">
          <text:p text:style-name="P1"><text:span text:style-name="T1">(1, </text:span><text:span text:style-name="T1">n)</text:span></text:p>
          <text:p text:style-name="P1"><text:span text:style-name="T1"/></text:p>
        </draw:connector>
        <draw:custom-shape draw:style-name="gr5" draw:text-style-name="P2" xml:id="id5" draw:id="id5" draw:layer="layout" svg:width="3.34cm" svg:height="1.2cm" svg:x="23.46cm" svg:y="8.6cm">
          <text:p text:style-name="P1"><text:span text:style-name="T1">REPART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683cm" svg:height="1.6cm" svg:x="18.8cm" svg:y="8.2cm">
          <text:p text:style-name="P1"><text:span text:style-name="T1">Fa 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905cm" svg:y1="9.001cm" svg:x2="18.8cm" svg:y2="9cm" draw:end-shape="id4" svg:d="M14905 9001h1697v-1h2198" svg:viewBox="0 0 3896 2">
          <text:p/>
        </draw:connector>
        <draw:custom-shape draw:style-name="gr8" draw:text-style-name="P2" xml:id="id7" draw:id="id7" draw:layer="layout" svg:width="3.6cm" svg:height="1cm" svg:x="32.6cm" svg:y="8.7cm">
          <text:p text:style-name="P1"><text:span text:style-name="T1">DIPEN</text:span><text:span text:style-name="T1">DENT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6" draw:id="id6" draw:layer="layout" svg:width="1.8cm" svg:height="1.8cm" svg:x="29.3cm" svg:y="8.3cm">
          <text:p text:style-name="P1"><text:span text:style-name="T1">Lavor</text:span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6.8cm" svg:y1="9.2cm" svg:x2="29.3cm" svg:y2="9.2cm" draw:start-shape="id5" draw:end-shape="id6" svg:d="M26800 9200h2500" svg:viewBox="0 0 2501 1"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31.1cm" svg:y1="9.2cm" svg:x2="32.6cm" svg:y2="9.2cm" draw:start-shape="id6" draw:start-glue-point="1" draw:end-shape="id7" svg:d="M31100 9200h1500" svg:viewBox="0 0 1501 1">
          <text:p text:style-name="P1"><text:span text:style-name="T1"/></text:p>
          <text:p text:style-name="P1"><text:span text:style-name="T1"/></text:p>
        </draw:connector>
        <draw:custom-shape draw:style-name="gr10" draw:text-style-name="P2" xml:id="id10" draw:id="id10" draw:layer="layout" svg:width="2.6cm" svg:height="1cm" svg:x="2.2cm" svg:y="12.5cm">
          <text:p text:style-name="P1"><text:span text:style-name="T1">SCONTRINO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9" draw:id="id9" draw:layer="layout" svg:width="2.8cm" svg:height="1.2cm" svg:x="2.1cm" svg:y="16.1cm">
          <text:p text:style-name="P1"><text:span text:style-name="T1">FDELI</text:span><text:span text:style-name="T1">TY</text:span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8" draw:id="id8" draw:layer="layout" svg:width="2.2cm" svg:height="1.1cm" svg:x="2.4cm" svg:y="14.3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xml:id="id11" draw:id="id11" draw:layer="layout" svg:width="2.4cm" svg:height="1cm" svg:x="2.3cm" svg:y="28.1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5cm" svg:y1="15.4cm" svg:x2="3.5cm" svg:y2="16.1cm" draw:start-shape="id8" draw:start-glue-point="6" draw:end-shape="id9" draw:end-glue-point="0" svg:d="M3500 15400v700" svg:viewBox="0 0 1 701">
          <text:p/>
        </draw:connector>
        <draw:connector draw:style-name="gr7" draw:text-style-name="P2" draw:layer="layout" svg:x1="3.5cm" svg:y1="14.3cm" svg:x2="3.5cm" svg:y2="13.5cm" draw:start-shape="id8" draw:start-glue-point="4" draw:end-shape="id10" draw:end-glue-point="2" svg:d="M3500 14300v-800" svg:viewBox="0 0 1 801">
          <text:p/>
        </draw:connector>
        <draw:frame draw:style-name="gr14" draw:text-style-name="P4" draw:layer="layout" svg:width="1.66cm" svg:height="0.779cm" svg:x="40.2cm" svg:y="9.721cm">
          <draw:text-box>
            <text:p><text:span text:style-name="T2">(1, </text:span><text:span text:style-name="T2">n</text:span><text:span text:style-name="T1">)</text:span></text:p>
          </draw:text-box>
        </draw:frame>
        <draw:connector draw:style-name="gr7" draw:text-style-name="P2" draw:layer="layout" svg:x1="3.5cm" svg:y1="28.1cm" svg:x2="3.5cm" svg:y2="17.3cm" draw:start-shape="id11" draw:start-glue-point="4" draw:end-shape="id9" draw:end-glue-point="2" svg:d="M3500 28100v-10800" svg:viewBox="0 0 1 10801">
          <text:p/>
        </draw:connector>
        <draw:frame draw:style-name="gr14" draw:text-style-name="P4" draw:layer="layout" svg:width="1.66cm" svg:height="0.779cm" svg:x="3.34cm" svg:y="17.401cm">
          <draw:text-box>
            <text:p><text:span text:style-name="T2">(1,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3.34cm" svg:y="15.6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3.34cm" svg:y="13.521cm">
          <draw:text-box>
            <text:p><text:span text:style-name="T2">(0, </text:span><text:span text:style-name="T2">1</text:span><text:span text:style-name="T1">)</text:span></text:p>
          </draw:text-box>
        </draw:frame>
        <draw:custom-shape draw:style-name="gr15" draw:text-style-name="P3" xml:id="id12" draw:id="id12" draw:layer="layout" svg:width="2.1cm" svg:height="1.3cm" svg:x="7.4cm" svg:y="11.6cm">
          <text:p text:style-name="P1"><text:span text:style-name="T1">Associa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4.8cm" svg:y1="13cm" svg:x2="7.4cm" svg:y2="12.25cm" draw:start-shape="id10" draw:end-shape="id12" svg:d="M4800 13000h1300v-750h1300" svg:viewBox="0 0 2601 751">
          <text:p/>
        </draw:connector>
        <draw:frame draw:style-name="gr14" draw:text-style-name="P4" draw:layer="layout" svg:width="1.66cm" svg:height="0.779cm" svg:x="4.74cm" svg:y="12.422cm">
          <draw:text-box>
            <text:p><text:span text:style-name="T2">(1,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10.24cm" svg:y="9.6cm">
          <draw:text-box>
            <text:p><text:span text:style-name="T2">(0, </text:span><text:span text:style-name="T2">n</text:span><text:span text:style-name="T1">)</text:span></text:p>
          </draw:text-box>
        </draw:frame>
        <draw:custom-shape draw:style-name="gr16" draw:text-style-name="P2" xml:id="id13" draw:id="id13" draw:layer="layout" svg:width="2.9cm" svg:height="0.8cm" svg:x="17cm" svg:y="16.7cm">
          <text:p text:style-name="P1"><text:span text:style-name="T1">PRO</text:span><text:span text:style-name="T1">DOT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xml:id="id14" draw:id="id14" draw:layer="layout" svg:width="2.3cm" svg:height="0.9cm" svg:x="19.6cm" svg:y="11.3cm">
          <text:p text:style-name="P1"><text:span text:style-name="T1">V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45cm" svg:y1="16.7cm" svg:x2="19.6cm" svg:y2="11.75cm" draw:start-shape="id13" draw:start-glue-point="0" draw:end-shape="id14" draw:end-glue-point="5" svg:d="M18450 16700v-4950h1150" svg:viewBox="0 0 1151 4951">
          <text:p/>
        </draw:connector>
        <draw:connector draw:style-name="gr18" draw:text-style-name="P2" draw:layer="layout" draw:line-skew="-0.273cm" svg:x1="21.9cm" svg:y1="11.75cm" svg:x2="23.46cm" svg:y2="9.499cm" draw:start-shape="id14" draw:start-glue-point="7" svg:d="M21900 11750h508v-2251h1052" svg:viewBox="0 0 1561 2252">
          <text:p/>
        </draw:connector>
        <draw:frame draw:style-name="gr14" draw:text-style-name="P4" draw:layer="layout" svg:width="1.66cm" svg:height="0.779cm" svg:x="18.3cm" svg:y="16.121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22.24cm" svg:y="9.521cm">
          <draw:text-box>
            <text:p><text:span text:style-name="T2">(1, </text:span><text:span text:style-name="T2">n</text:span><text:span text:style-name="T1">)</text:span></text:p>
          </draw:text-box>
        </draw:frame>
        <draw:custom-shape draw:style-name="gr19" draw:text-style-name="P3" xml:id="id15" draw:id="id15" draw:layer="layout" svg:width="1.8cm" svg:height="1.4cm" svg:x="7.2cm" svg:y="16.4cm">
          <text:p text:style-name="P1"><text:span text:style-name="T1">inclu</text:span><text:span text:style-name="T1">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cm" svg:y1="17.1cm" svg:x2="17cm" svg:y2="17.1cm" draw:start-shape="id15" draw:start-glue-point="1" draw:end-shape="id13" svg:d="M9000 17100h8000" svg:viewBox="0 0 8001 1">
          <text:p/>
        </draw:connector>
        <draw:connector draw:style-name="gr7" draw:text-style-name="P2" draw:layer="layout" draw:line-skew="0.342cm" svg:x1="7.2cm" svg:y1="17.1cm" svg:x2="4.816cm" svg:y2="13.222cm" draw:start-shape="id15" svg:d="M7200 17100h-1100v-3878h-1284" svg:viewBox="0 0 2385 3879">
          <text:p/>
        </draw:connector>
        <draw:frame draw:style-name="gr14" draw:text-style-name="P4" draw:layer="layout" svg:width="1.66cm" svg:height="0.779cm" svg:x="22.089cm" svg:y="19.228cm">
          <draw:text-box>
            <text:p><text:span text:style-name="T2">(0,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4.8cm" svg:y="13.3cm">
          <draw:text-box>
            <text:p><text:span text:style-name="T2">(1, </text:span><text:span text:style-name="T2">n</text:span><text:span text:style-name="T1">)</text:span></text:p>
          </draw:text-box>
        </draw:frame>
        <draw:custom-shape draw:style-name="gr20" draw:text-style-name="P2" xml:id="id17" draw:id="id17" draw:layer="layout" svg:width="3.4cm" svg:height="1.2cm" svg:x="11.6cm" svg:y="2.2cm">
          <text:p text:style-name="P1"><text:span text:style-name="T1">MAG</text:span><text:span text:style-name="T1">AZZIN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1" draw:text-style-name="P3" xml:id="id16" draw:id="id16" draw:layer="layout" svg:width="3cm" svg:height="1.4cm" svg:x="11.8cm" svg:y="5.1cm">
          <text:p text:style-name="P1"><text:span text:style-name="T1">Appartiene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3cm" svg:y1="6.5cm" svg:x2="13.3cm" svg:y2="8.6cm" draw:start-shape="id16" draw:start-glue-point="6" draw:end-shape="id3" draw:end-glue-point="0" svg:d="M13300 6500v2100" svg:viewBox="0 0 1 2101">
          <text:p/>
        </draw:connector>
        <draw:connector draw:style-name="gr7" draw:text-style-name="P2" draw:layer="layout" svg:x1="13.3cm" svg:y1="5.1cm" svg:x2="13.3cm" svg:y2="3.4cm" draw:start-shape="id16" draw:start-glue-point="4" draw:end-shape="id17" svg:d="M13300 5100v-1700" svg:viewBox="0 0 1 1701">
          <text:p/>
        </draw:connector>
        <draw:frame draw:style-name="gr14" draw:text-style-name="P4" draw:layer="layout" svg:width="1.6cm" svg:height="0.779cm" svg:x="12.889cm" svg:y="7.407cm">
          <draw:text-box>
            <text:p><text:span text:style-name="T2">(1, </text:span><text:span text:style-name="T2">1</text:span><text:span text:style-name="T1">)</text:span></text:p>
          </draw:text-box>
        </draw:frame>
        <draw:frame draw:style-name="gr14" draw:text-style-name="P4" draw:layer="layout" svg:width="1.6cm" svg:height="0.779cm" svg:x="13.2cm" svg:y="3.421cm">
          <draw:text-box>
            <text:p><text:span text:style-name="T2">(1, </text:span><text:span text:style-name="T2">1</text:span><text:span text:style-name="T1">)</text:span></text:p>
          </draw:text-box>
        </draw:frame>
        <draw:custom-shape draw:style-name="gr22" draw:text-style-name="P2" xml:id="id19" draw:id="id19" draw:layer="layout" svg:width="2.8cm" svg:height="1cm" svg:x="21.1cm" svg:y="2.3cm">
          <text:p text:style-name="P1"><text:span text:style-name="T1">S</text:span><text:span text:style-name="T1">C</text:span><text:span text:style-name="T1">A</text:span><text:span text:style-name="T1">F</text:span><text:span text:style-name="T1">F</text:span><text:span text:style-name="T1">A</text:span><text:span text:style-name="T1">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21" draw:id="id21" draw:layer="layout" svg:width="2.8cm" svg:height="1cm" svg:x="16.2cm" svg:y="4.3cm">
          <text:p text:style-name="P1"><text:span text:style-name="T1">RIPIA</text:span><text:span text:style-name="T1">NO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xml:id="id18" draw:id="id18" draw:layer="layout" svg:width="2.2cm" svg:height="1.2cm" svg:x="16.4cm" svg:y="2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3" xml:id="id20" draw:id="id20" draw:layer="layout" svg:width="2.6cm" svg:height="1.2cm" svg:x="21.2cm" svg:y="4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5cm" svg:y1="2.8cm" svg:x2="16.4cm" svg:y2="2.8cm" draw:start-shape="id17" draw:start-glue-point="1" draw:end-shape="id18" draw:end-glue-point="5" svg:d="M15000 2800h1400" svg:viewBox="0 0 1401 1">
          <text:p/>
        </draw:connector>
        <draw:connector draw:style-name="gr7" draw:text-style-name="P2" draw:layer="layout" svg:x1="18.6cm" svg:y1="2.8cm" svg:x2="21.1cm" svg:y2="2.8cm" draw:start-shape="id18" draw:start-glue-point="7" draw:end-shape="id19" draw:end-glue-point="3" svg:d="M18600 2800h2500" svg:viewBox="0 0 2501 1">
          <text:p/>
        </draw:connector>
        <draw:connector draw:style-name="gr7" draw:text-style-name="P2" draw:layer="layout" svg:x1="22.5cm" svg:y1="3.3cm" svg:x2="22.5cm" svg:y2="4.2cm" draw:start-shape="id19" draw:start-glue-point="2" draw:end-shape="id20" draw:end-glue-point="4" svg:d="M22500 3300v900" svg:viewBox="0 0 1 901">
          <text:p/>
        </draw:connector>
        <draw:connector draw:style-name="gr7" draw:text-style-name="P2" draw:layer="layout" svg:x1="21.2cm" svg:y1="4.8cm" svg:x2="19cm" svg:y2="4.8cm" draw:start-shape="id20" draw:start-glue-point="5" draw:end-shape="id21" draw:end-glue-point="1" svg:d="M21200 4800h-2200" svg:viewBox="0 0 2201 1">
          <text:p/>
        </draw:connector>
        <draw:frame draw:style-name="gr14" draw:text-style-name="P4" draw:layer="layout" svg:width="1.6cm" svg:height="0.779cm" svg:x="19.7cm" svg:y="2.221cm">
          <draw:text-box>
            <text:p><text:span text:style-name="T2">(1, </text:span><text:span text:style-name="T2">1</text:span><text:span text:style-name="T1">)</text:span></text:p>
          </draw:text-box>
        </draw:frame>
        <draw:frame draw:style-name="gr14" draw:text-style-name="P4" draw:layer="layout" svg:width="1.6cm" svg:height="0.779cm" svg:x="18.9cm" svg:y="4.8cm">
          <draw:text-box>
            <text:p><text:span text:style-name="T2">(1,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14.84cm" svg:y="2.2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22.7cm" svg:y="3.321cm">
          <draw:text-box>
            <text:p><text:span text:style-name="T2">(1, </text:span><text:span text:style-name="T2">n</text:span><text:span text:style-name="T1">)</text:span></text:p>
          </draw:text-box>
        </draw:frame>
        <draw:custom-shape draw:style-name="gr25" draw:text-style-name="P3" xml:id="id22" draw:id="id22" draw:layer="layout" svg:width="2cm" svg:height="1.7cm" svg:x="16.6cm" svg:y="6.8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7.6cm" svg:y1="5.3cm" svg:x2="17.6cm" svg:y2="6.8cm" draw:start-shape="id21" draw:end-shape="id22" draw:end-glue-point="4" svg:d="M17600 5300v1500" svg:viewBox="0 0 1 1501">
          <text:p/>
        </draw:connector>
        <draw:custom-shape draw:style-name="gr26" draw:text-style-name="P2" xml:id="id27" draw:id="id27" draw:layer="layout" svg:width="3.1cm" svg:height="1.1cm" svg:x="7.5cm" svg:y="25.3cm">
          <text:p text:style-name="P1"><text:span text:style-name="T1">F</text:span><text:span text:style-name="T1">O</text:span><text:span text:style-name="T1">R</text:span><text:span text:style-name="T1">N</text:span><text:span text:style-name="T1">IT</text:span><text:span text:style-name="T1">O</text:span><text:span text:style-name="T1">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23" draw:id="id23" draw:layer="layout" svg:width="2.7cm" svg:height="1.1cm" svg:x="7.7cm" svg:y="20.1cm">
          <text:p text:style-name="P1"><text:span text:style-name="T1">O</text:span><text:span text:style-name="T1">R</text:span><text:span text:style-name="T1">D</text:span><text:span text:style-name="T1">I</text:span><text:span text:style-name="T1">N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7.6cm" svg:y1="8.5cm" svg:x2="18.052cm" svg:y2="16.71cm" draw:start-shape="id22" draw:start-glue-point="6" svg:d="M17600 8500v4356h452v3854" svg:viewBox="0 0 453 8211">
          <text:p/>
        </draw:connector>
        <draw:frame draw:style-name="gr14" draw:text-style-name="P4" draw:layer="layout" svg:width="1.66cm" svg:height="0.779cm" svg:x="14.74cm" svg:y="8.521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cm" svg:height="0.779cm" svg:x="22.1cm" svg:y="8.621cm">
          <draw:text-box>
            <text:p><text:span text:style-name="T2">(1, </text:span><text:span text:style-name="T2">1</text:span><text:span text:style-name="T1">)</text:span></text:p>
          </draw:text-box>
        </draw:frame>
        <draw:connector draw:style-name="gr7" draw:text-style-name="P2" draw:layer="layout" draw:line-skew="-0.462cm" svg:x1="9.5cm" svg:y1="12.25cm" svg:x2="11.721cm" svg:y2="9.498cm" draw:start-shape="id12" draw:start-glue-point="7" svg:d="M9500 12250h900v-2752h1321" svg:viewBox="0 0 2222 2753">
          <text:p/>
        </draw:connector>
        <draw:custom-shape draw:style-name="gr28" draw:text-style-name="P2" xml:id="id29" draw:id="id29" draw:layer="layout" svg:width="2.9cm" svg:height="1.3cm" svg:x="33.7cm" svg:y="23.4cm">
          <text:p text:style-name="P1"><text:span text:style-name="T1">CAT</text:span><text:span text:style-name="T1">EGO</text:span><text:span text:style-name="T1">RIA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26" draw:id="id26" draw:layer="layout" svg:width="2.1cm" svg:height="1.4cm" svg:x="8cm" svg:y="22.6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3" xml:id="id24" draw:id="id24" draw:layer="layout" svg:width="2.1cm" svg:height="1.4cm" svg:x="10.9cm" svg:y="18cm">
          <text:p text:style-name="P1"><text:span text:style-name="T1">rich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3" xml:id="id25" draw:id="id25" draw:layer="layout" svg:width="2cm" svg:height="1.5cm" svg:x="13.8cm" svg:y="19.9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05cm" svg:y1="20.1cm" svg:x2="10.9cm" svg:y2="18.7cm" draw:start-shape="id23" draw:start-glue-point="0" draw:end-shape="id24" svg:d="M9050 20100v-1400h1850" svg:viewBox="0 0 1851 1401">
          <text:p/>
        </draw:connector>
        <draw:connector draw:style-name="standard" draw:layer="layout" draw:line-skew="2cm" svg:x1="11.95cm" svg:y1="18cm" svg:x2="13.3cm" svg:y2="9.8cm" draw:start-shape="id24" draw:start-glue-point="4" draw:end-shape="id3" svg:d="M11950 18000v-2100h1350v-6100" svg:viewBox="0 0 1351 8201">
          <text:p/>
        </draw:connector>
        <draw:frame draw:style-name="gr14" draw:text-style-name="P4" draw:layer="layout" svg:width="1.66cm" svg:height="0.779cm" svg:x="13.1cm" svg:y="9.721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cm" svg:height="0.779cm" svg:x="7.8cm" svg:y="19.5cm">
          <draw:text-box>
            <text:p><text:span text:style-name="T2">(1, </text:span><text:span text:style-name="T2">1</text:span><text:span text:style-name="T1">)</text:span></text:p>
          </draw:text-box>
        </draw:frame>
        <draw:connector draw:style-name="gr7" draw:text-style-name="P2" draw:layer="layout" svg:x1="13.8cm" svg:y1="20.65cm" svg:x2="10.4cm" svg:y2="20.65cm" draw:start-shape="id25" draw:start-glue-point="5" draw:end-shape="id23" svg:d="M13800 20650h-3400" svg:viewBox="0 0 3401 1">
          <text:p/>
        </draw:connector>
        <draw:frame draw:style-name="gr14" draw:text-style-name="P4" draw:layer="layout" svg:width="1.6cm" svg:height="0.779cm" svg:x="10.3cm" svg:y="20.101cm">
          <draw:text-box>
            <text:p><text:span text:style-name="T2">(1,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16.64cm" svg:y="17.521cm">
          <draw:text-box>
            <text:p><text:span text:style-name="T2">(1, </text:span><text:span text:style-name="T2">n</text:span><text:span text:style-name="T1">)</text:span></text:p>
          </draw:text-box>
        </draw:frame>
        <draw:connector draw:style-name="gr7" draw:text-style-name="P2" draw:layer="layout" svg:x1="9.05cm" svg:y1="22.6cm" svg:x2="9.05cm" svg:y2="21.2cm" draw:start-shape="id26" draw:start-glue-point="4" draw:end-shape="id23" draw:end-glue-point="2" svg:d="M9050 22600v-1400" svg:viewBox="0 0 1 1401">
          <text:p/>
        </draw:connector>
        <draw:connector draw:style-name="gr7" draw:text-style-name="P2" draw:layer="layout" svg:x1="9.05cm" svg:y1="24cm" svg:x2="9.05cm" svg:y2="25.3cm" draw:start-shape="id26" draw:start-glue-point="6" draw:end-shape="id27" svg:d="M9050 24000v1300" svg:viewBox="0 0 1 1301">
          <text:p/>
        </draw:connector>
        <draw:frame draw:style-name="gr14" draw:text-style-name="P4" draw:layer="layout" svg:width="1.6cm" svg:height="0.779cm" svg:x="7.8cm" svg:y="21.201cm">
          <draw:text-box>
            <text:p><text:span text:style-name="T2">(1,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7.84cm" svg:y="24.8cm">
          <draw:text-box>
            <text:p><text:span text:style-name="T2">(1, </text:span><text:span text:style-name="T2">n</text:span><text:span text:style-name="T1">)</text:span></text:p>
          </draw:text-box>
        </draw:frame>
        <draw:custom-shape draw:style-name="gr31" draw:text-style-name="P3" xml:id="id28" draw:id="id28" draw:layer="layout" svg:width="1.8cm" svg:height="1.6cm" svg:x="24.4cm" svg:y="25.2cm">
          <text:p text:style-name="P1"><text:span text:style-name="T1">fornis</text:span><text:span text:style-name="T1">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6cm" svg:y1="25.85cm" svg:x2="24.4cm" svg:y2="26cm" draw:start-shape="id27" draw:end-shape="id28" svg:d="M10600 25850h6900v150h6900" svg:viewBox="0 0 13801 151">
          <text:p/>
        </draw:connector>
        <draw:connector draw:style-name="gr7" draw:text-style-name="P2" draw:layer="layout" draw:line-skew="0.299cm" svg:x1="26.2cm" svg:y1="26cm" svg:x2="33.7cm" svg:y2="24.05cm" draw:start-shape="id28" draw:end-shape="id29" svg:d="M26200 26000h4050v-1950h3450" svg:viewBox="0 0 7501 1951">
          <text:p/>
        </draw:connector>
        <draw:frame draw:style-name="gr14" draw:text-style-name="P4" draw:layer="layout" svg:width="1.66cm" svg:height="0.779cm" svg:x="10.44cm" svg:y="25.3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32.3cm" svg:y="24.1cm">
          <draw:text-box>
            <text:p><text:span text:style-name="T2">(1, </text:span><text:span text:style-name="T2">n</text:span><text:span text:style-name="T1">)</text:span></text:p>
          </draw:text-box>
        </draw:frame>
        <draw:connector draw:style-name="gr7" draw:text-style-name="P2" draw:layer="layout" draw:line-skew="-0.172cm" svg:x1="21.483cm" svg:y1="9cm" svg:x2="23.46cm" svg:y2="9.2cm" draw:start-shape="id4" draw:start-glue-point="7" draw:end-shape="id5" svg:d="M21483 9000h817v200h1160" svg:viewBox="0 0 1978 201">
          <text:p/>
        </draw:connector>
        <draw:custom-shape draw:style-name="gr32" draw:text-style-name="P3" xml:id="id30" draw:id="id30" draw:layer="layout" svg:width="2.3cm" svg:height="1.7cm" svg:x="22cm" svg:y="14.9cm">
          <text:p text:style-name="P1"><text:span text:style-name="T1">Fornitu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line-skew="-1.652cm" svg:x1="14.904cm" svg:y1="9.67cm" svg:x2="22cm" svg:y2="15.75cm" draw:end-shape="id30" draw:end-glue-point="3" svg:d="M14904 9670h1646v6080h5450" svg:viewBox="0 0 7097 6081">
          <text:p/>
        </draw:connector>
        <draw:frame draw:style-name="gr14" draw:text-style-name="P4" draw:layer="layout" svg:width="1.66cm" svg:height="0.779cm" svg:x="14.74cm" svg:y="9.122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16.8cm" svg:y="16.122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2.601cm" svg:x1="35.15cm" svg:y1="23.4cm" svg:x2="23.15cm" svg:y2="16.6cm" draw:start-shape="id29" draw:start-glue-point="0" draw:end-shape="id30" draw:end-glue-point="6" svg:d="M35150 23400v-6000h-12000v-800" svg:viewBox="0 0 12001 6801">
          <text:p/>
        </draw:connector>
        <draw:frame draw:style-name="gr14" draw:text-style-name="P4" draw:layer="layout" svg:width="1.66cm" svg:height="0.779cm" svg:x="34.94cm" svg:y="22.821cm">
          <draw:text-box>
            <text:p><text:span text:style-name="T2">(1, </text:span><text:span text:style-name="T2">n</text:span><text:span text:style-name="T1">)</text:span></text:p>
          </draw:text-box>
        </draw:frame>
        <draw:connector draw:style-name="gr7" draw:text-style-name="P2" draw:layer="layout" draw:line-skew="-9.199cm" svg:x1="10.3cm" svg:y1="25.29cm" svg:x2="29.198cm" svg:y2="24.561cm" draw:end-shape="id31" draw:end-glue-point="2" svg:d="M10300 25290v-729h18898" svg:viewBox="0 0 18899 730">
          <text:p/>
        </draw:connector>
        <draw:connector draw:style-name="gr7" draw:text-style-name="P2" xml:id="id31" draw:id="id31" draw:layer="layout" draw:line-skew="1.071cm" svg:x1="29.198cm" svg:y1="24.561cm" svg:x2="33.315cm" svg:y2="20.373cm" draw:end-shape="id32" draw:end-glue-point="2" svg:d="M29198 24561v-772h4117v-3416" svg:viewBox="0 0 4118 4189">
          <text:p/>
        </draw:connector>
        <draw:connector draw:style-name="gr7" draw:text-style-name="P2" xml:id="id32" draw:id="id32" draw:layer="layout" draw:line-skew="2.741cm" svg:x1="33.315cm" svg:y1="20.373cm" svg:x2="24.3cm" svg:y2="15.75cm" draw:end-shape="id30" draw:end-glue-point="7" svg:d="M33315 20373h-1515v-4623h-7500" svg:viewBox="0 0 9016 4624">
          <text:p/>
        </draw:connector>
        <draw:frame draw:style-name="gr14" draw:text-style-name="P4" draw:layer="layout" svg:width="1.66cm" svg:height="0.779cm" svg:x="9.1cm" svg:y="24.7cm">
          <draw:text-box>
            <text:p><text:span text:style-name="T2">(1, </text:span><text:span text:style-name="T2">n</text:span><text:span text:style-name="T1">)</text:span></text:p>
          </draw:text-box>
        </draw:frame>
        <draw:connector draw:style-name="gr7" draw:text-style-name="P1" draw:layer="layout" svg:x1="14.8cm" svg:y1="19.9cm" svg:x2="16.348cm" svg:y2="19.022cm" draw:start-shape="id25" draw:start-glue-point="4" draw:end-shape="id33" draw:end-glue-point="3" svg:d="M14800 19900v-878h1548" svg:viewBox="0 0 1549 879">
          <text:p/>
        </draw:connector>
        <draw:connector draw:style-name="gr7" draw:text-style-name="P1" xml:id="id33" draw:id="id33" draw:layer="layout" svg:x1="17.859cm" svg:y1="17.493cm" svg:x2="16.348cm" svg:y2="19.022cm" svg:d="M17859 17493v765h-1511v764" svg:viewBox="0 0 1512 1530">
          <text:p/>
        </draw:connector>
        <draw:custom-shape draw:style-name="gr33" draw:text-style-name="P2" xml:id="id34" draw:id="id34" draw:layer="layout" svg:width="3.5cm" svg:height="1.1cm" svg:x="7.8cm" svg:y="14.5cm">
          <text:p text:style-name="P1"><text:span text:style-name="T1">CAMP</text:span><text:span text:style-name="T1">AGNA</text:span></text:p>
          <text:p text:style-name="P1"><text:span text:style-name="T1">PRO</text:span><text:span text:style-name="T1">MOZI</text:span><text:span text:style-name="T1">ONA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4" draw:text-style-name="P3" xml:id="id35" draw:id="id35" draw:layer="layout" svg:width="2.4cm" svg:height="1.3cm" svg:x="10.6cm" svg:y="12.1cm">
          <text:p text:style-name="P1"><text:span text:style-name="T1">organiz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4.5cm" svg:x2="11.8cm" svg:y2="13.4cm" draw:start-shape="id34" draw:start-glue-point="0" draw:end-shape="id35" draw:end-glue-point="6" svg:d="M9550 14500v-549h2250v-551" svg:viewBox="0 0 2251 1101">
          <text:p/>
        </draw:connector>
        <draw:connector draw:style-name="gr7" draw:text-style-name="P1" draw:layer="layout" svg:x1="11.8cm" svg:y1="12.1cm" svg:x2="12.127cm" svg:y2="9.798cm" draw:start-shape="id35" draw:start-glue-point="4" svg:d="M11800 12100v-1401h327v-901" svg:viewBox="0 0 328 2303">
          <text:p/>
        </draw:connector>
        <draw:frame draw:style-name="gr14" draw:text-style-name="P4" draw:layer="layout" svg:width="1.66cm" svg:height="0.779cm" svg:x="11.9cm" svg:y="9.722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cm" svg:height="0.779cm" svg:x="9.4cm" svg:y="13.921cm">
          <draw:text-box>
            <text:p><text:span text:style-name="T2">(1, 1</text:span><text:span text:style-name="T1">)</text:span></text:p>
          </draw:text-box>
        </draw:frame>
        <draw:custom-shape draw:style-name="gr35" draw:text-style-name="P3" xml:id="id36" draw:id="id36" draw:layer="layout" svg:width="2cm" svg:height="1.1cm" svg:x="13cm" svg:y="17.5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5.6cm" svg:x2="14cm" svg:y2="17.5cm" draw:start-shape="id34" draw:start-glue-point="2" draw:end-shape="id36" draw:end-glue-point="4" svg:d="M9550 15600v950h4450v950" svg:viewBox="0 0 4451 1901">
          <text:p/>
        </draw:connector>
        <draw:connector draw:style-name="gr7" draw:text-style-name="P1" draw:layer="layout" draw:line-skew="0.35cm" svg:x1="15cm" svg:y1="18.05cm" svg:x2="16.998cm" svg:y2="17.438cm" draw:start-shape="id36" draw:start-glue-point="7" svg:d="M15000 18050h1600v-612h398" svg:viewBox="0 0 1999 613">
          <text:p/>
        </draw:connector>
        <draw:frame draw:style-name="gr14" draw:text-style-name="P4" draw:layer="layout" svg:width="1.66cm" svg:height="0.779cm" svg:x="15.4cm" svg:y="17.421cm">
          <draw:text-box>
            <text:p><text:span text:style-name="T2">(0,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9.34cm" svg:y="15.621cm">
          <draw:text-box>
            <text:p><text:span text:style-name="T2">(1</text:span><text:span text:style-name="T2">, </text:span><text:span text:style-name="T2">n</text:span><text:span text:style-name="T1">)</text:span></text:p>
          </draw:text-box>
        </draw:frame>
        <draw:g>
          <draw:g>
            <draw:custom-shape draw:style-name="gr36" draw:text-style-name="P5" draw:layer="layout" svg:width="0.2cm" svg:height="0.2cm" svg:x="1.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6" draw:layer="layout" svg:x1="1.7cm" svg:y1="8.2cm" svg:x2="1.7cm" svg:y2="8.6cm">
              <text:p/>
            </draw:line>
          </draw:g>
          <draw:frame draw:style-name="gr38" draw:text-style-name="P7" draw:layer="layout" svg:width="1.4cm" svg:height="0.408cm" svg:x="1cm" svg:y="7.7cm">
            <draw:text-box>
              <text:p><text:span text:style-name="T3">codice</text:span><text:span text:style-name="T3">_locale</text:span></text:p>
            </draw:text-box>
          </draw:frame>
        </draw:g>
        <draw:g>
          <draw:g>
            <draw:line draw:style-name="gr37" draw:text-style-name="P6" draw:layer="layout" svg:x1="2.9cm" svg:y1="8.2cm" svg:x2="2.9cm" svg:y2="8.6cm">
              <text:p/>
            </draw:line>
            <draw:custom-shape draw:style-name="gr39" draw:text-style-name="P8" draw:layer="layout" svg:width="0.2cm" svg:height="0.2cm" svg:x="2.801cm" svg:y="8.0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7" draw:layer="layout" svg:width="1.4cm" svg:height="0.408cm" svg:x="2.4cm" svg:y="7.701cm">
            <draw:text-box>
              <text:p><text:span text:style-name="T3">superfi</text:span><text:span text:style-name="T3">cie</text:span></text:p>
            </draw:text-box>
          </draw:frame>
        </draw:g>
        <draw:g>
          <draw:custom-shape draw:style-name="gr36" draw:text-style-name="P5" draw:layer="layout" svg:width="0.2cm" svg:height="0.2cm" draw:transform="rotate (-1.5707963267949) translate (11.3cm 8.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1.3cm" svg:y1="8.7cm" svg:x2="11.7cm" svg:y2="8.7cm">
            <text:p/>
          </draw:line>
        </draw:g>
        <draw:frame draw:style-name="gr38" draw:text-style-name="P7" draw:layer="layout" svg:width="0.9cm" svg:height="0.408cm" svg:x="10.8cm" svg:y="8.317cm">
          <draw:text-box>
            <text:p><text:span text:style-name="T3">P.IVA</text:span></text:p>
          </draw:text-box>
        </draw:frame>
        <draw:g>
          <draw:line draw:style-name="gr37" draw:text-style-name="P6" draw:layer="layout" svg:x1="13.7cm" svg:y1="8.4cm" svg:x2="13.7cm" svg:y2="8.6cm">
            <text:p/>
          </draw:line>
          <draw:custom-shape draw:style-name="gr39" draw:text-style-name="P8" draw:layer="layout" svg:width="0.2cm" svg:height="0.2cm" svg:x="13.6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4cm" svg:height="0.515cm" svg:x="13.3cm" svg:y="7.901cm">
          <draw:text-box>
            <text:p><text:span text:style-name="T3">nome</text:span></text:p>
          </draw:text-box>
        </draw:frame>
        <draw:g>
          <draw:line draw:style-name="gr37" draw:text-style-name="P6" draw:layer="layout" svg:x1="12.9cm" svg:y1="8.2cm" svg:x2="12.9cm" svg:y2="8.6cm">
            <text:p/>
          </draw:line>
          <draw:custom-shape draw:style-name="gr39" draw:text-style-name="P8" draw:layer="layout" svg:width="0.2cm" svg:height="0.2cm" svg:x="12.801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2cm" svg:y="7.701cm">
          <draw:text-box>
            <text:p><text:span text:style-name="T3">ragione</text:span><text:span text:style-name="T3">_social</text:span><text:span text:style-name="T3">e</text:span></text:p>
          </draw:text-box>
        </draw:frame>
        <draw:g>
          <draw:line draw:style-name="gr37" draw:text-style-name="P6" draw:layer="layout" svg:x1="14.401cm" svg:y1="8.201cm" svg:x2="14.401cm" svg:y2="8.601cm">
            <text:p/>
          </draw:line>
          <draw:custom-shape draw:style-name="gr39" draw:text-style-name="P8" draw:layer="layout" svg:width="0.2cm" svg:height="0.2cm" svg:x="14.302cm" svg:y="8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7" draw:layer="layout" svg:width="1.3cm" svg:height="0.779cm" svg:x="13.789cm" svg:y="7.607cm">
          <draw:text-box>
            <text:p><text:span text:style-name="T3">Indirizz</text:span><text:span text:style-name="T3">o_</text:span></text:p>
            <text:p><text:span text:style-name="T3">sede_fi</text:span><text:span text:style-name="T3">sica</text:span></text:p>
          </draw:text-box>
        </draw:frame>
        <draw:g>
          <draw:line draw:style-name="gr37" draw:text-style-name="P6" draw:layer="layout" svg:x1="14.8cm" svg:y1="8.4cm" svg:x2="14.8cm" svg:y2="8.6cm">
            <text:p/>
          </draw:line>
          <draw:custom-shape draw:style-name="gr39" draw:text-style-name="P8" draw:layer="layout" svg:width="0.2cm" svg:height="0.2cm" svg:x="14.7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4cm" svg:height="0.565cm" svg:x="14.6cm" svg:y="7.801cm">
          <draw:text-box>
            <text:p><text:span text:style-name="T3">Indirizz</text:span><text:span text:style-name="T3">o_</text:span></text:p>
            <text:p><text:span text:style-name="T3">sede_l</text:span><text:span text:style-name="T3">egale</text:span></text:p>
          </draw:text-box>
        </draw:frame>
        <draw:g>
          <draw:custom-shape draw:style-name="gr36" draw:text-style-name="P5" draw:layer="layout" svg:width="0.2cm" svg:height="0.2cm" svg:x="23.6cm" svg:y="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3.7cm" svg:y1="8.2cm" svg:x2="23.7cm" svg:y2="8.6cm">
            <text:p/>
          </draw:line>
        </draw:g>
        <draw:frame draw:style-name="gr38" draw:text-style-name="P7" draw:layer="layout" svg:width="1.5cm" svg:height="0.408cm" svg:x="23cm" svg:y="7.717cm">
          <draw:text-box>
            <text:p><text:span text:style-name="T3">codice</text:span><text:span text:style-name="T3">_repart</text:span><text:span text:style-name="T3">o</text:span></text:p>
          </draw:text-box>
        </draw:frame>
        <draw:g>
          <draw:custom-shape draw:style-name="gr36" draw:text-style-name="P5" draw:layer="layout" svg:width="0.2cm" svg:height="0.2cm" svg:x="11.9cm" svg:y="1.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2cm" svg:y1="1.8cm" svg:x2="12cm" svg:y2="2.2cm">
            <text:p/>
          </draw:line>
        </draw:g>
        <draw:frame draw:style-name="gr40" draw:text-style-name="P7" draw:layer="layout" svg:width="1.7cm" svg:height="0.515cm" svg:x="11.3cm" svg:y="1.317cm">
          <draw:text-box>
            <text:p><text:span text:style-name="T3">codice</text:span><text:span text:style-name="T3">_maga</text:span><text:span text:style-name="T3">zzino</text:span></text:p>
          </draw:text-box>
        </draw:frame>
        <draw:g>
          <draw:custom-shape draw:style-name="gr36" draw:text-style-name="P5" draw:layer="layout" svg:width="0.2cm" svg:height="0.2cm" draw:transform="rotate (-3.14159265358979) translate (21.4cm 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1.3cm" svg:y1="3.7cm" svg:x2="21.3cm" svg:y2="3.3cm">
            <text:p/>
          </draw:line>
        </draw:g>
        <draw:frame draw:style-name="gr40" draw:text-style-name="P7" draw:layer="layout" svg:width="1.7cm" svg:height="0.515cm" svg:x="20.4cm" svg:y="3.785cm">
          <draw:text-box>
            <text:p><text:span text:style-name="T3">codice</text:span><text:span text:style-name="T3">_scaffal</text:span><text:span text:style-name="T3">e</text:span></text:p>
          </draw:text-box>
        </draw:frame>
        <draw:g>
          <draw:custom-shape draw:style-name="gr36" draw:text-style-name="P5" draw:layer="layout" svg:width="0.2cm" svg:height="0.2cm" svg:x="16.5cm" svg:y="3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6.6cm" svg:y1="3.9cm" svg:x2="16.6cm" svg:y2="4.3cm">
            <text:p/>
          </draw:line>
        </draw:g>
        <draw:frame draw:style-name="gr40" draw:text-style-name="P7" draw:layer="layout" svg:width="1.7cm" svg:height="0.515cm" svg:x="15.9cm" svg:y="3.417cm">
          <draw:text-box>
            <text:p><text:span text:style-name="T3">codice</text:span><text:span text:style-name="T3">_ripian</text:span><text:span text:style-name="T3">o</text:span></text:p>
          </draw:text-box>
        </draw:frame>
        <draw:g>
          <draw:custom-shape draw:style-name="gr36" draw:text-style-name="P5" draw:layer="layout" svg:width="0.2cm" svg:height="0.2cm" svg:x="2.4cm" svg:y="11.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.5cm" svg:y1="12.1cm" svg:x2="2.5cm" svg:y2="12.5cm">
            <text:p/>
          </draw:line>
        </draw:g>
        <draw:frame draw:style-name="gr40" draw:text-style-name="P7" draw:layer="layout" svg:width="1.7cm" svg:height="0.515cm" svg:x="1.8cm" svg:y="11.617cm">
          <draw:text-box>
            <text:p><text:span text:style-name="T3">codice</text:span><text:span text:style-name="T3">_scontr</text:span><text:span text:style-name="T3">ino</text:span></text:p>
          </draw:text-box>
        </draw:frame>
        <draw:g>
          <draw:line draw:style-name="gr37" draw:text-style-name="P6" draw:layer="layout" svg:x1="3.9cm" svg:y1="12.1cm" svg:x2="3.9cm" svg:y2="12.5cm">
            <text:p/>
          </draw:line>
          <draw:custom-shape draw:style-name="gr39" draw:text-style-name="P8" draw:layer="layout" svg:width="0.2cm" svg:height="0.2cm" svg:x="3.801cm" svg:y="11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8cm" svg:height="0.408cm" svg:x="3.5cm" svg:y="11.601cm">
          <draw:text-box>
            <text:p><text:span text:style-name="T3">data</text:span></text:p>
          </draw:text-box>
        </draw:frame>
        <draw:g>
          <draw:custom-shape draw:style-name="gr36" draw:text-style-name="P5" draw:layer="layout" svg:width="0.2cm" svg:height="0.2cm" draw:transform="rotate (-1.5707963267949) translate (1.699cm 16.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.699cm" svg:y1="16.4cm" svg:x2="2.099cm" svg:y2="16.4cm">
            <text:p/>
          </draw:line>
        </draw:g>
        <draw:frame draw:style-name="gr40" draw:text-style-name="P7" draw:layer="layout" svg:width="1.7cm" svg:height="0.515cm" svg:x="0.9cm" svg:y="16.016cm">
          <draw:text-box>
            <text:p><text:span text:style-name="T3">codice</text:span><text:span text:style-name="T3">_carta</text:span></text:p>
          </draw:text-box>
        </draw:frame>
        <draw:g>
          <draw:line draw:style-name="gr37" draw:text-style-name="P6" draw:layer="layout" svg:x1="4.7cm" svg:y1="15.699cm" svg:x2="4.7cm" svg:y2="16.099cm">
            <text:p/>
          </draw:line>
          <draw:custom-shape draw:style-name="gr39" draw:text-style-name="P8" draw:layer="layout" svg:width="0.2cm" svg:height="0.2cm" svg:x="4.601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3.9cm" svg:y="15.2cm">
          <draw:text-box>
            <text:p><text:span text:style-name="T3">data_s</text:span><text:span text:style-name="T3">cadenz</text:span><text:span text:style-name="T3">a</text:span></text:p>
          </draw:text-box>
        </draw:frame>
        <draw:g>
          <draw:line draw:style-name="gr37" draw:text-style-name="P6" draw:layer="layout" svg:x1="3.9cm" svg:y1="12.101cm" svg:x2="3.9cm" svg:y2="12.501cm">
            <text:p/>
          </draw:line>
          <draw:custom-shape draw:style-name="gr39" draw:text-style-name="P8" draw:layer="layout" svg:width="0.2cm" svg:height="0.2cm" svg:x="3.801cm" svg:y="1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.6cm" svg:y1="15.7cm" svg:x2="2.6cm" svg:y2="16.1cm">
            <text:p/>
          </draw:line>
          <draw:custom-shape draw:style-name="gr39" draw:text-style-name="P8" draw:layer="layout" svg:width="0.2cm" svg:height="0.2cm" svg:x="2.501cm" svg:y="15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.8cm" svg:y="15.201cm">
          <draw:text-box>
            <text:p><text:span text:style-name="T3">data_e</text:span><text:span text:style-name="T3">mission</text:span><text:span text:style-name="T3">e</text:span></text:p>
          </draw:text-box>
        </draw:frame>
        <draw:g>
          <draw:custom-shape draw:style-name="gr36" draw:text-style-name="P5" draw:layer="layout" svg:width="0.2cm" svg:height="0.2cm" draw:transform="rotate (-3.14159265358979) translate (19.5cm 18.10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19.4cm" svg:y1="17.902cm" svg:x2="19.4cm" svg:y2="17.502cm">
            <text:p/>
          </draw:line>
        </draw:g>
        <draw:frame draw:style-name="gr38" draw:text-style-name="P7" draw:layer="layout" svg:width="1.5cm" svg:height="0.408cm" svg:x="18.8cm" svg:y="18cm">
          <draw:text-box>
            <text:p><text:span text:style-name="T3">codice</text:span><text:span text:style-name="T3">_a_bar</text:span><text:span text:style-name="T3">re</text:span></text:p>
          </draw:text-box>
        </draw:frame>
        <draw:frame draw:style-name="gr38" draw:text-style-name="P7" draw:layer="layout" svg:width="0.9cm" svg:height="0.408cm" svg:x="19.4cm" svg:y="17.8cm">
          <draw:text-box>
            <text:p><text:span text:style-name="T3">nome</text:span></text:p>
          </draw:text-box>
        </draw:frame>
        <draw:g>
          <draw:line draw:style-name="gr37" draw:text-style-name="P6" draw:layer="layout" svg:x1="19.8cm" svg:y1="17.7cm" svg:x2="19.801cm" svg:y2="17.503cm">
            <text:p/>
          </draw:line>
          <draw:custom-shape draw:style-name="gr39" draw:text-style-name="P8" draw:layer="layout" svg:width="0.2cm" svg:height="0.2cm" draw:transform="rotate (-3.14159265358979) translate (19.9cm 17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599cm" svg:y1="16.3cm" svg:x2="19.599cm" svg:y2="16.7cm">
            <text:p/>
          </draw:line>
          <draw:custom-shape draw:style-name="gr39" draw:text-style-name="P8" draw:layer="layout" svg:width="0.2cm" svg:height="0.2cm" svg:x="19.5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0.101cm" svg:y1="17.4cm" svg:x2="19.904cm" svg:y2="17.4cm">
            <text:p/>
          </draw:line>
          <draw:custom-shape draw:style-name="gr39" draw:text-style-name="P8" draw:layer="layout" svg:width="0.2cm" svg:height="0.2cm" draw:transform="rotate (-1.56573487196411) translate (20.302cm 17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20.1cm" svg:y="17.217cm">
          <draw:text-box>
            <text:p><text:span text:style-name="T3">marca</text:span></text:p>
          </draw:text-box>
        </draw:frame>
        <draw:g>
          <draw:custom-shape draw:style-name="gr36" draw:text-style-name="P5" draw:layer="layout" svg:width="0.2cm" svg:height="0.2cm" draw:transform="rotate (-1.5707963267949) translate (7.401cm 14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7.401cm" svg:y1="15cm" svg:x2="7.801cm" svg:y2="15cm">
            <text:p/>
          </draw:line>
        </draw:g>
        <draw:frame draw:style-name="gr41" draw:text-style-name="P7" draw:layer="layout" svg:width="1.7cm" svg:height="0.565cm" svg:x="6.3cm" svg:y="14.518cm">
          <draw:text-box>
            <text:p><text:span text:style-name="T3">codice_campagn</text:span><text:span text:style-name="T3">a_</text:span></text:p>
            <text:p><text:span text:style-name="T3">promozionale</text:span></text:p>
          </draw:text-box>
        </draw:frame>
        <draw:g>
          <draw:line draw:style-name="gr37" draw:text-style-name="P6" draw:layer="layout" svg:x1="8.9cm" svg:y1="14.101cm" svg:x2="8.9cm" svg:y2="14.501cm">
            <text:p/>
          </draw:line>
          <draw:custom-shape draw:style-name="gr39" draw:text-style-name="P8" draw:layer="layout" svg:width="0.2cm" svg:height="0.2cm" svg:x="8.801cm" svg:y="1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2cm" svg:height="0.408cm" svg:x="8.3cm" svg:y="13.602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8.9cm" svg:y1="14.102cm" svg:x2="8.9cm" svg:y2="14.502cm">
            <text:p/>
          </draw:line>
          <draw:custom-shape draw:style-name="gr39" draw:text-style-name="P8" draw:layer="layout" svg:width="0.2cm" svg:height="0.2cm" svg:x="8.8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8.2cm" svg:y1="14.102cm" svg:x2="8.2cm" svg:y2="14.502cm">
            <text:p/>
          </draw:line>
          <draw:custom-shape draw:style-name="gr39" draw:text-style-name="P8" draw:layer="layout" svg:width="0.2cm" svg:height="0.2cm" svg:x="8.1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2cm" svg:height="0.408cm" svg:x="7.6cm" svg:y="13.603cm">
          <draw:text-box>
            <text:p><text:span text:style-name="T3">data_fine</text:span></text:p>
          </draw:text-box>
        </draw:frame>
        <draw:g>
          <draw:line draw:style-name="gr37" draw:text-style-name="P6" draw:layer="layout" svg:x1="8.2cm" svg:y1="14.103cm" svg:x2="8.2cm" svg:y2="14.503cm">
            <text:p/>
          </draw:line>
          <draw:custom-shape draw:style-name="gr39" draw:text-style-name="P8" draw:layer="layout" svg:width="0.2cm" svg:height="0.2cm" svg:x="8.101cm" svg:y="1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svg:x="9.8cm" svg:y="19.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9.9cm" svg:y1="19.7cm" svg:x2="9.9cm" svg:y2="20.1cm">
            <text:p/>
          </draw:line>
        </draw:g>
        <draw:frame draw:style-name="gr38" draw:text-style-name="P7" draw:layer="layout" svg:width="1.4cm" svg:height="0.408cm" svg:x="9.3cm" svg:y="19.217cm">
          <draw:text-box>
            <text:p><text:span text:style-name="T3">codice</text:span><text:span text:style-name="T3">_ordine</text:span></text:p>
          </draw:text-box>
        </draw:frame>
        <draw:g>
          <draw:custom-shape draw:style-name="gr36" draw:text-style-name="P5" draw:layer="layout" svg:width="0.2cm" svg:height="0.2cm" svg:x="7.6cm" svg:y="24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7.7cm" svg:y1="24.9cm" svg:x2="7.7cm" svg:y2="25.3cm">
            <text:p/>
          </draw:line>
        </draw:g>
        <draw:frame draw:style-name="gr38" draw:text-style-name="P7" draw:layer="layout" svg:width="0.9cm" svg:height="0.408cm" svg:x="7.3cm" svg:y="24.417cm">
          <draw:text-box>
            <text:p><text:span text:style-name="T3">P.IVA</text:span></text:p>
          </draw:text-box>
        </draw:frame>
        <draw:g>
          <draw:line draw:style-name="gr37" draw:text-style-name="P6" draw:layer="layout" svg:x1="7.101cm" svg:y1="25.5cm" svg:x2="7.501cm" svg:y2="25.5cm">
            <text:p/>
          </draw:line>
          <draw:custom-shape draw:style-name="gr39" draw:text-style-name="P8" draw:layer="layout" svg:width="0.2cm" svg:height="0.2cm" draw:transform="rotate (1.5707963267949) translate (6.902cm 25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6.2cm" svg:y="25.102cm">
          <draw:text-box>
            <text:p><text:span text:style-name="T3">ragione</text:span><text:span text:style-name="T3">_social</text:span><text:span text:style-name="T3">e</text:span></text:p>
          </draw:text-box>
        </draw:frame>
        <draw:g>
          <draw:line draw:style-name="gr37" draw:text-style-name="P6" draw:layer="layout" svg:x1="2.6cm" svg:y1="15.701cm" svg:x2="2.6cm" svg:y2="16.101cm">
            <text:p/>
          </draw:line>
          <draw:custom-shape draw:style-name="gr39" draw:text-style-name="P8" draw:layer="layout" svg:width="0.2cm" svg:height="0.2cm" svg:x="2.501cm" svg:y="15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.8cm" svg:y="15.202cm">
          <draw:text-box>
            <text:p><text:span text:style-name="T3">data_e</text:span><text:span text:style-name="T3">mission</text:span><text:span text:style-name="T3">e</text:span></text:p>
          </draw:text-box>
        </draw:frame>
        <draw:g>
          <draw:line draw:style-name="gr37" draw:text-style-name="P6" draw:layer="layout" svg:x1="7.101cm" svg:y1="26.201cm" svg:x2="7.501cm" svg:y2="26.201cm">
            <text:p/>
          </draw:line>
          <draw:custom-shape draw:style-name="gr39" draw:text-style-name="P8" draw:layer="layout" svg:width="0.2cm" svg:height="0.2cm" draw:transform="rotate (1.5707963267949) translate (6.902cm 26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6.5cm" svg:y="25.803cm">
          <draw:text-box>
            <text:p><text:span text:style-name="T3">indirizz</text:span><text:span text:style-name="T3">o</text:span></text:p>
          </draw:text-box>
        </draw:frame>
        <draw:g>
          <draw:custom-shape draw:style-name="gr36" draw:text-style-name="P5" draw:layer="layout" svg:width="0.2cm" svg:height="0.2cm" draw:transform="rotate (1.5707963267949) translate (37cm 2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7cm" svg:y1="23.8cm" svg:x2="36.6cm" svg:y2="23.8cm">
            <text:p/>
          </draw:line>
        </draw:g>
        <draw:frame draw:style-name="gr40" draw:text-style-name="P7" draw:layer="layout" svg:width="1.6cm" svg:height="0.515cm" svg:x="36.4cm" svg:y="23.4cm">
          <draw:text-box>
            <text:p><text:span text:style-name="T3">codice</text:span><text:span text:style-name="T3">_categ</text:span><text:span text:style-name="T3">oria</text:span></text:p>
          </draw:text-box>
        </draw:frame>
        <draw:frame draw:style-name="gr38" draw:text-style-name="P7" draw:layer="layout" svg:width="0.9cm" svg:height="0.408cm" svg:x="20.289cm" svg:y="16.907cm">
          <draw:text-box>
            <text:p><text:span text:style-name="T3">taglia</text:span></text:p>
          </draw:text-box>
        </draw:frame>
        <draw:g>
          <draw:line draw:style-name="gr37" draw:text-style-name="P6" draw:layer="layout" svg:x1="20.289cm" svg:y1="17.107cm" svg:x2="19.889cm" svg:y2="17.107cm">
            <text:p/>
          </draw:line>
          <draw:custom-shape draw:style-name="gr39" draw:text-style-name="P8" draw:layer="layout" svg:width="0.2cm" svg:height="0.2cm" draw:transform="rotate (-1.5707963267949) translate (20.488cm 17.0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1cm" svg:height="0.515cm" svg:x="20.289cm" svg:y="16.608cm">
          <draw:text-box>
            <text:p><text:span text:style-name="T3">material</text:span><text:span text:style-name="T3">e</text:span></text:p>
          </draw:text-box>
        </draw:frame>
        <draw:frame draw:style-name="gr38" draw:text-style-name="P7" draw:layer="layout" svg:width="1.3cm" svg:height="0.408cm" svg:x="19.689cm" svg:y="15.907cm">
          <draw:text-box>
            <text:p><text:span text:style-name="T3">eta_min</text:span><text:span text:style-name="T3">ima</text:span></text:p>
          </draw:text-box>
        </draw:frame>
        <draw:g>
          <draw:custom-shape draw:style-name="gr36" draw:text-style-name="P5" draw:layer="layout" svg:width="0.2cm" svg:height="0.2cm" svg:x="32.7cm" svg:y="8.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2.8cm" svg:y1="8.3cm" svg:x2="32.8cm" svg:y2="8.7cm">
            <text:p/>
          </draw:line>
        </draw:g>
        <draw:frame draw:style-name="gr38" draw:text-style-name="P7" draw:layer="layout" svg:width="1.4cm" svg:height="0.408cm" svg:x="32.2cm" svg:y="7.817cm">
          <draw:text-box>
            <text:p><text:span text:style-name="T3">matricol</text:span><text:span text:style-name="T3">a</text:span></text:p>
          </draw:text-box>
        </draw:frame>
        <draw:frame draw:style-name="gr38" draw:text-style-name="P7" draw:layer="layout" svg:width="1.3cm" svg:height="0.408cm" svg:x="34.3cm" svg:y="22.5cm">
          <draw:text-box>
            <text:p><text:span text:style-name="T3">descriz</text:span><text:span text:style-name="T3">ione</text:span></text:p>
          </draw:text-box>
        </draw:frame>
        <draw:g>
          <draw:line draw:style-name="gr37" draw:text-style-name="P6" draw:layer="layout" svg:x1="34.9cm" svg:y1="23cm" svg:x2="34.9cm" svg:y2="23.4cm">
            <text:p/>
          </draw:line>
          <draw:custom-shape draw:style-name="gr39" draw:text-style-name="P8" draw:layer="layout" svg:width="0.2cm" svg:height="0.2cm" svg:x="34.801cm" svg:y="2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3" xml:id="id37" draw:id="id37" draw:layer="layout" svg:width="1.9cm" svg:height="1.5cm" svg:x="4.4cm" svg:y="10.2cm">
          <text:p text:style-name="P1"><text:span text:style-name="T1">rilasc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499cm" svg:x1="2.1cm" svg:y1="16.7cm" svg:x2="4.4cm" svg:y2="10.95cm" draw:start-shape="id9" draw:start-glue-point="3" draw:end-shape="id37" draw:end-glue-point="5" svg:d="M2100 16700h-1000v-5750h3300" svg:viewBox="0 0 3301 5751">
          <text:p/>
        </draw:connector>
        <draw:frame draw:style-name="gr14" draw:text-style-name="P4" draw:layer="layout" svg:width="1.66cm" svg:height="0.779cm" svg:x="0.84cm" svg:y="16.722cm">
          <draw:text-box>
            <text:p><text:span text:style-name="T2">(1,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8.94cm" svg:y="9.801cm">
          <draw:text-box>
            <text:p><text:span text:style-name="T2">(0, </text:span><text:span text:style-name="T2">n</text:span><text:span text:style-name="T1">)</text:span></text:p>
          </draw:text-box>
        </draw:frame>
        <draw:connector draw:style-name="gr7" draw:text-style-name="P1" draw:layer="layout" draw:line-skew="1.091cm" svg:x1="6.321cm" svg:y1="10.946cm" svg:x2="11.697cm" svg:y2="9.248cm" svg:d="M6321 10946h3779v-1698h1597" svg:viewBox="0 0 5377 1699">
          <text:p/>
        </draw:connector>
        <draw:frame draw:style-name="gr14" draw:text-style-name="P4" draw:layer="layout" svg:width="1.6cm" svg:height="0.779cm" svg:x="17.4cm" svg:y="5.401cm">
          <draw:text-box>
            <text:p><text:span text:style-name="T2">(0, </text:span><text:span text:style-name="T2">n</text:span><text:span text:style-name="T1">)</text:span></text:p>
          </draw:text-box>
        </draw:frame>
        <draw:g>
          <draw:g>
            <draw:line draw:style-name="gr37" draw:text-style-name="P6" draw:layer="layout" svg:x1="7.1cm" svg:y1="8.199cm" svg:x2="7.1cm" svg:y2="8.599cm">
              <text:p/>
            </draw:line>
            <draw:custom-shape draw:style-name="gr39" draw:text-style-name="P8" draw:layer="layout" svg:width="0.2cm" svg:height="0.2cm" svg:x="7.001cm" svg:y="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7" draw:layer="layout" svg:width="1.4cm" svg:height="0.408cm" svg:x="6.6cm" svg:y="7.7cm">
            <draw:text-box>
              <text:p><text:span text:style-name="T3">affitto</text:span></text:p>
            </draw:text-box>
          </draw:frame>
        </draw:g>
        <draw:g>
          <draw:line draw:style-name="gr37" draw:text-style-name="P6" draw:layer="layout" svg:x1="18.3cm" svg:y1="7cm" svg:x2="18.3cm" svg:y2="7.4cm">
            <text:p/>
          </draw:line>
          <draw:custom-shape draw:style-name="gr39" draw:text-style-name="P8" draw:layer="layout" svg:width="0.2cm" svg:height="0.2cm" svg:x="18.201cm" svg:y="6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7.8cm" svg:y="6.501cm">
          <draw:text-box>
            <text:p><text:span text:style-name="T3">quantita</text:span></text:p>
          </draw:text-box>
        </draw:frame>
        <draw:g>
          <draw:line draw:style-name="gr37" draw:text-style-name="P6" draw:layer="layout" svg:x1="17cm" svg:y1="6.899cm" svg:x2="17cm" svg:y2="7.299cm">
            <text:p/>
          </draw:line>
          <draw:custom-shape draw:style-name="gr39" draw:text-style-name="P8" draw:layer="layout" svg:width="0.2cm" svg:height="0.2cm" svg:x="16.901cm" svg:y="6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16.5cm" svg:y="6.4cm">
          <draw:text-box>
            <text:p><text:span text:style-name="T3">soglia</text:span></text:p>
          </draw:text-box>
        </draw:frame>
        <draw:g>
          <draw:line draw:style-name="gr37" draw:text-style-name="P6" draw:layer="layout" svg:x1="30.299cm" svg:y1="7.999cm" svg:x2="30.299cm" svg:y2="8.399cm">
            <text:p/>
          </draw:line>
          <draw:custom-shape draw:style-name="gr39" draw:text-style-name="P8" draw:layer="layout" svg:width="0.2cm" svg:height="0.2cm" svg:x="30.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6cm" svg:y="7.392cm">
          <draw:text-box>
            <text:p><text:span text:style-name="T3">data_ini</text:span><text:span text:style-name="T3">zio</text:span></text:p>
          </draw:text-box>
        </draw:frame>
        <draw:g>
          <draw:line draw:style-name="gr37" draw:text-style-name="P6" draw:layer="layout" svg:x1="19.599cm" svg:y1="16.301cm" svg:x2="19.599cm" svg:y2="16.701cm">
            <text:p/>
          </draw:line>
          <draw:custom-shape draw:style-name="gr39" draw:text-style-name="P8" draw:layer="layout" svg:width="0.2cm" svg:height="0.2cm" svg:x="19.5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599cm" svg:y1="16.301cm" svg:x2="19.599cm" svg:y2="16.701cm">
            <text:p/>
          </draw:line>
          <draw:custom-shape draw:style-name="gr39" draw:text-style-name="P8" draw:layer="layout" svg:width="0.2cm" svg:height="0.2cm" svg:x="19.5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9cm" svg:y="15.801cm">
          <draw:text-box>
            <text:p><text:span text:style-name="T3">descriz</text:span><text:span text:style-name="T3">ione</text:span></text:p>
          </draw:text-box>
        </draw:frame>
        <draw:g>
          <draw:line draw:style-name="gr37" draw:text-style-name="P6" draw:layer="layout" svg:x1="30.799cm" svg:y1="8.5cm" svg:x2="30.799cm" svg:y2="8.9cm">
            <text:p/>
          </draw:line>
          <draw:custom-shape draw:style-name="gr39" draw:text-style-name="P8" draw:layer="layout" svg:width="0.2cm" svg:height="0.2cm" svg:x="30.7cm" svg:y="8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30.2cm" svg:y="8cm">
          <draw:text-box>
            <text:p><text:span text:style-name="T3">data_fin</text:span><text:span text:style-name="T3">e</text:span></text:p>
          </draw:text-box>
        </draw:frame>
        <draw:g>
          <draw:line draw:style-name="gr37" draw:text-style-name="P6" draw:layer="layout" svg:x1="29.699cm" svg:y1="8.4cm" svg:x2="29.699cm" svg:y2="8.8cm">
            <text:p/>
          </draw:line>
          <draw:custom-shape draw:style-name="gr39" draw:text-style-name="P8" draw:layer="layout" svg:width="0.2cm" svg:height="0.2cm" svg:x="29.6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1cm" svg:y="7.9cm">
          <draw:text-box>
            <text:p><text:span text:style-name="T3">stipendi</text:span><text:span text:style-name="T3">o</text:span></text:p>
          </draw:text-box>
        </draw:frame>
        <draw:g>
          <draw:line draw:style-name="gr37" draw:text-style-name="P6" draw:layer="layout" svg:x1="7.499cm" svg:y1="16.5cm" svg:x2="7.499cm" svg:y2="16.9cm">
            <text:p/>
          </draw:line>
          <draw:custom-shape draw:style-name="gr39" draw:text-style-name="P8" draw:layer="layout" svg:width="0.2cm" svg:height="0.2cm" svg:x="7.4cm" svg:y="16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6cm" svg:height="0.565cm" svg:x="7cm" svg:y="15.993cm">
          <draw:text-box>
            <text:p><text:span text:style-name="T3">quantita</text:span></text:p>
          </draw:text-box>
        </draw:frame>
        <draw:g>
          <draw:line draw:style-name="gr37" draw:text-style-name="P6" draw:layer="layout" svg:x1="19.999cm" svg:y1="11.208cm" svg:x2="19.999cm" svg:y2="11.608cm">
            <text:p/>
          </draw:line>
          <draw:custom-shape draw:style-name="gr39" draw:text-style-name="P8" draw:layer="layout" svg:width="0.2cm" svg:height="0.2cm" svg:x="19.9cm" svg:y="11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9.4cm" svg:y="10.7cm">
          <draw:text-box>
            <text:p><text:span text:style-name="T3">prezzo</text:span><text:span text:style-name="T3">_base</text:span></text:p>
          </draw:text-box>
        </draw:frame>
        <draw:g>
          <draw:line draw:style-name="gr37" draw:text-style-name="P6" draw:layer="layout" svg:x1="11.5cm" svg:y1="17.899cm" svg:x2="11.5cm" svg:y2="18.299cm">
            <text:p/>
          </draw:line>
          <draw:custom-shape draw:style-name="gr39" draw:text-style-name="P8" draw:layer="layout" svg:width="0.2cm" svg:height="0.2cm" svg:x="11.401cm" svg:y="1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10.9cm" svg:y="17.4cm">
          <draw:text-box>
            <text:p><text:span text:style-name="T3">data_or</text:span><text:span text:style-name="T3">dine</text:span></text:p>
          </draw:text-box>
        </draw:frame>
        <draw:g>
          <draw:line draw:style-name="gr37" draw:text-style-name="P6" draw:layer="layout" svg:x1="11.5cm" svg:y1="17.9cm" svg:x2="11.5cm" svg:y2="18.3cm">
            <text:p/>
          </draw:line>
          <draw:custom-shape draw:style-name="gr39" draw:text-style-name="P8" draw:layer="layout" svg:width="0.2cm" svg:height="0.2cm" svg:x="11.401cm" svg:y="17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4.9cm" svg:y1="17.599cm" svg:x2="14.9cm" svg:y2="17.999cm">
            <text:p/>
          </draw:line>
          <draw:custom-shape draw:style-name="gr39" draw:text-style-name="P8" draw:layer="layout" svg:width="0.2cm" svg:height="0.2cm" svg:x="14.8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8cm" svg:height="0.565cm" svg:x="14cm" svg:y="17.1cm">
          <draw:text-box>
            <text:p><text:span text:style-name="T3">percent</text:span><text:span text:style-name="T3">uale_s</text:span><text:span text:style-name="T3">conto</text:span></text:p>
          </draw:text-box>
        </draw:frame>
        <draw:g>
          <draw:line draw:style-name="gr37" draw:text-style-name="P6" draw:layer="layout" svg:x1="14.9cm" svg:y1="17.6cm" svg:x2="14.9cm" svg:y2="18cm">
            <text:p/>
          </draw:line>
          <draw:custom-shape draw:style-name="gr39" draw:text-style-name="P8" draw:layer="layout" svg:width="0.2cm" svg:height="0.2cm" svg:x="14.801cm" svg:y="17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4.3cm" svg:y1="19.9cm" svg:x2="14.3cm" svg:y2="20.3cm">
            <text:p/>
          </draw:line>
          <draw:custom-shape draw:style-name="gr39" draw:text-style-name="P8" draw:layer="layout" svg:width="0.2cm" svg:height="0.2cm" svg:x="14.2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13.7cm" svg:y="19.401cm">
          <draw:text-box>
            <text:p><text:span text:style-name="T3">quantita</text:span></text:p>
          </draw:text-box>
        </draw:frame>
        <draw:g>
          <draw:line draw:style-name="gr37" draw:text-style-name="P6" draw:layer="layout" svg:x1="14.3cm" svg:y1="19.901cm" svg:x2="14.3cm" svg:y2="20.301cm">
            <text:p/>
          </draw:line>
          <draw:custom-shape draw:style-name="gr39" draw:text-style-name="P8" draw:layer="layout" svg:width="0.2cm" svg:height="0.2cm" svg:x="14.2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3" draw:text-style-name="P2" xml:id="id40" draw:id="id40" draw:layer="layout" svg:width="2.6cm" svg:height="1.1cm" svg:x="38.9cm" svg:y="8.7cm">
          <text:p text:style-name="P1"><text:span text:style-name="T1">C</text:span><text:span text:style-name="T1">LI</text:span><text:span text:style-name="T1">E</text:span><text:span text:style-name="T1">N</text:span><text:span text:style-name="T1">T</text:span><text:span text:style-name="T1">E</text:span></text:p>
          <text:p text:style-name="P1"><text:span text:style-name="T1"><text:s/></text:span><text:span text:style-name="T1">F</text:span><text:span text:style-name="T1">E</text:span><text:span text:style-name="T1">D</text:span><text:span text:style-name="T1">E</text:span><text:span text:style-name="T1">L</text:span><text:span text:style-name="T1">E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1.4cm" svg:height="0.408cm" svg:x="38.383cm" svg:y="7.807cm">
          <draw:text-box>
            <text:p><text:span text:style-name="T3">codice</text:span><text:span text:style-name="T3">_fiscale</text:span></text:p>
          </draw:text-box>
        </draw:frame>
        <draw:frame draw:style-name="gr38" draw:text-style-name="P7" draw:layer="layout" svg:width="0.9cm" svg:height="0.408cm" svg:x="39.383cm" svg:y="7.807cm">
          <draw:text-box>
            <text:p><text:span text:style-name="T3">nome</text:span></text:p>
          </draw:text-box>
        </draw:frame>
        <draw:frame draw:style-name="gr38" draw:text-style-name="P7" draw:layer="layout" svg:width="1.1cm" svg:height="0.408cm" svg:x="39.883cm" svg:y="7.807cm">
          <draw:text-box>
            <text:p><text:span text:style-name="T3">cogno</text:span><text:span text:style-name="T3">me</text:span></text:p>
          </draw:text-box>
        </draw:frame>
        <draw:frame draw:style-name="gr38" draw:text-style-name="P7" draw:layer="layout" svg:width="0.7cm" svg:height="0.408cm" svg:x="40.583cm" svg:y="7.807cm">
          <draw:text-box>
            <text:p><text:span text:style-name="T3">eta</text:span></text:p>
          </draw:text-box>
        </draw:frame>
        <draw:frame draw:style-name="gr38" draw:text-style-name="P7" draw:layer="layout" svg:width="0.9cm" svg:height="0.408cm" svg:x="40.983cm" svg:y="7.807cm">
          <draw:text-box>
            <text:p><text:span text:style-name="T3">sesso</text:span></text:p>
          </draw:text-box>
        </draw:frame>
        <draw:frame draw:style-name="gr38" draw:text-style-name="P7" draw:layer="layout" svg:width="1.3cm" svg:height="0.408cm" svg:x="37.783cm" svg:y="8.506cm">
          <draw:text-box>
            <text:p><text:span text:style-name="T3">numero</text:span><text:span text:style-name="T3">_figli</text:span></text:p>
          </draw:text-box>
        </draw:frame>
        <draw:g>
          <draw:line draw:style-name="gr37" draw:text-style-name="P6" draw:layer="layout" svg:x1="38.483cm" svg:y1="8.891cm" svg:x2="38.883cm" svg:y2="8.891cm">
            <text:p/>
          </draw:line>
          <draw:custom-shape draw:style-name="gr39" draw:text-style-name="P8" draw:layer="layout" svg:width="0.2cm" svg:height="0.2cm" draw:transform="rotate (1.5707963267949) translate (38.284cm 8.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7.789cm" svg:y="8.907cm">
          <draw:text-box>
            <text:p><text:span text:style-name="T3">stato_ci</text:span><text:span text:style-name="T3">vile</text:span></text:p>
          </draw:text-box>
        </draw:frame>
        <draw:g>
          <draw:line draw:style-name="gr37" draw:text-style-name="P6" draw:layer="layout" svg:x1="38.489cm" svg:y1="9.592cm" svg:x2="38.889cm" svg:y2="9.592cm">
            <text:p/>
          </draw:line>
          <draw:custom-shape draw:style-name="gr39" draw:text-style-name="P8" draw:layer="layout" svg:width="0.2cm" svg:height="0.2cm" draw:transform="rotate (1.5707963267949) translate (38.29cm 9.6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draw:transform="rotate (-3.14159265358979) translate (39.083cm 8.291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38.983cm" svg:y1="8.291cm" svg:x2="38.983cm" svg:y2="8.691cm">
            <text:p/>
          </draw:line>
        </draw:g>
        <draw:g>
          <draw:line draw:style-name="gr37" draw:text-style-name="P6" draw:layer="layout" svg:x1="39.784cm" svg:y1="8.29cm" svg:x2="39.784cm" svg:y2="8.69cm">
            <text:p/>
          </draw:line>
          <draw:custom-shape draw:style-name="gr39" draw:text-style-name="P8" draw:layer="layout" svg:width="0.2cm" svg:height="0.2cm" draw:transform="rotate (-3.14159265358979) translate (39.8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40.384cm" svg:y1="8.29cm" svg:x2="40.384cm" svg:y2="8.69cm">
            <text:p/>
          </draw:line>
          <draw:custom-shape draw:style-name="gr39" draw:text-style-name="P8" draw:layer="layout" svg:width="0.2cm" svg:height="0.2cm" draw:transform="rotate (-3.14159265358979) translate (40.4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40.884cm" svg:y1="8.29cm" svg:x2="40.884cm" svg:y2="8.69cm">
            <text:p/>
          </draw:line>
          <draw:custom-shape draw:style-name="gr39" draw:text-style-name="P8" draw:layer="layout" svg:width="0.2cm" svg:height="0.2cm" draw:transform="rotate (-3.14159265358979) translate (40.9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41.384cm" svg:y1="8.29cm" svg:x2="41.384cm" svg:y2="8.69cm">
            <text:p/>
          </draw:line>
          <draw:custom-shape draw:style-name="gr39" draw:text-style-name="P8" draw:layer="layout" svg:width="0.2cm" svg:height="0.2cm" draw:transform="rotate (-3.14159265358979) translate (41.483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37.789cm" svg:y="8.908cm">
          <draw:text-box>
            <text:p><text:span text:style-name="T3">stato_ci</text:span><text:span text:style-name="T3">vile</text:span></text:p>
          </draw:text-box>
        </draw:frame>
        <draw:g>
          <draw:line draw:style-name="gr37" draw:text-style-name="P6" draw:layer="layout" svg:x1="38.489cm" svg:y1="9.293cm" svg:x2="38.889cm" svg:y2="9.293cm">
            <text:p/>
          </draw:line>
          <draw:custom-shape draw:style-name="gr39" draw:text-style-name="P8" draw:layer="layout" svg:width="0.2cm" svg:height="0.2cm" draw:transform="rotate (1.5707963267949) translate (38.29cm 9.3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3cm" svg:height="0.565cm" svg:x="37.389cm" svg:y="9.391cm">
          <draw:text-box>
            <text:p><text:span text:style-name="T3">indirizz</text:span><text:span text:style-name="T3">o_</text:span></text:p>
            <text:p><text:span text:style-name="T3">residen</text:span><text:span text:style-name="T3">za</text:span></text:p>
          </draw:text-box>
        </draw:frame>
        <draw:connector draw:style-name="gr7" draw:text-style-name="P1" xml:id="id38" draw:id="id38" draw:layer="layout" svg:x1="4.7cm" svg:y1="28.6cm" svg:x2="40.817cm" svg:y2="29.104cm" draw:start-shape="id11" draw:start-glue-point="7" svg:d="M4700 28600h18310v504h17807" svg:viewBox="0 0 36118 505">
          <text:p/>
        </draw:connector>
        <draw:connector draw:style-name="gr7" draw:text-style-name="P1" xml:id="id39" draw:id="id39" draw:layer="layout" draw:line-skew="0.271cm" svg:x1="40.817cm" svg:y1="29.104cm" svg:x2="40.196cm" svg:y2="11.399cm" draw:start-shape="id38" draw:start-glue-point="3" svg:d="M40817 29104h772v-17705h-1393" svg:viewBox="0 0 1394 17706">
          <text:p/>
        </draw:connector>
        <draw:connector draw:style-name="gr7" draw:text-style-name="P1" draw:layer="layout" svg:x1="40.196cm" svg:y1="11.399cm" svg:x2="40.2cm" svg:y2="9.8cm" draw:start-shape="id39" draw:start-glue-point="3" draw:end-shape="id40" draw:end-glue-point="2" svg:d="M40196 11399v-799h4v-800" svg:viewBox="0 0 5 1600">
          <text:p/>
        </draw:connector>
        <draw:custom-shape draw:style-name="gr44" draw:text-style-name="P3" xml:id="id41" draw:id="id41" draw:layer="layout" svg:width="2.9cm" svg:height="1.8cm" svg:x="28.089cm" svg:y="10.815cm">
          <text:p text:style-name="P1"><text:span text:style-name="T1">Responsabi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5.13cm" svg:y1="9.8cm" svg:x2="28.089cm" svg:y2="11.715cm" draw:start-shape="id5" draw:start-glue-point="2" draw:end-shape="id41" draw:end-glue-point="5" svg:d="M25130 9800v1915h2959" svg:viewBox="0 0 2960 1916">
          <text:p text:style-name="P1"><text:span text:style-name="T1"/></text:p>
          <text:p text:style-name="P1"><text:span text:style-name="T1"/></text:p>
        </draw:connector>
        <draw:g>
          <draw:line draw:style-name="gr37" draw:text-style-name="P6" draw:layer="layout" svg:x1="29.088cm" svg:y1="10.714cm" svg:x2="29.088cm" svg:y2="11.114cm">
            <text:p/>
          </draw:line>
          <draw:custom-shape draw:style-name="gr39" draw:text-style-name="P8" draw:layer="layout" svg:width="0.2cm" svg:height="0.2cm" svg:x="28.989cm" svg:y="10.5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8.389cm" svg:y="10.107cm">
          <draw:text-box>
            <text:p><text:span text:style-name="T3">data_ini</text:span><text:span text:style-name="T3">zio</text:span></text:p>
          </draw:text-box>
        </draw:frame>
        <draw:g>
          <draw:line draw:style-name="gr37" draw:text-style-name="P6" draw:layer="layout" svg:x1="30.488cm" svg:y1="11.015cm" svg:x2="30.488cm" svg:y2="11.415cm">
            <text:p/>
          </draw:line>
          <draw:custom-shape draw:style-name="gr39" draw:text-style-name="P8" draw:layer="layout" svg:width="0.2cm" svg:height="0.2cm" svg:x="30.389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9.889cm" svg:y="10.515cm">
          <draw:text-box>
            <text:p><text:span text:style-name="T3">data_fin</text:span><text:span text:style-name="T3">e</text:span></text:p>
          </draw:text-box>
        </draw:frame>
        <draw:g>
          <draw:line draw:style-name="gr37" draw:text-style-name="P6" draw:layer="layout" svg:x1="28.588cm" svg:y1="11.015cm" svg:x2="28.588cm" svg:y2="11.415cm">
            <text:p/>
          </draw:line>
          <draw:custom-shape draw:style-name="gr39" draw:text-style-name="P8" draw:layer="layout" svg:width="0.2cm" svg:height="0.2cm" svg:x="28.489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27.989cm" svg:y="10.515cm">
          <draw:text-box>
            <text:p><text:span text:style-name="T3">stipendi</text:span><text:span text:style-name="T3">o</text:span></text:p>
          </draw:text-box>
        </draw:frame>
        <draw:frame draw:style-name="gr14" draw:text-style-name="P4" draw:layer="layout" svg:width="1.66cm" svg:height="0.779cm" svg:x="24.989cm" svg:y="9.728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26.629cm" svg:y="8.607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22.24cm" svg:y="9.522cm">
          <draw:text-box>
            <text:p><text:span text:style-name="T2">(1, </text:span><text:span text:style-name="T2">n</text:span><text:span text:style-name="T1">)</text:span></text:p>
          </draw:text-box>
        </draw:frame>
        <draw:frame draw:style-name="gr14" draw:text-style-name="P4" draw:layer="layout" svg:width="1.66cm" svg:height="0.779cm" svg:x="31.429cm" svg:y="8.607cm">
          <draw:text-box>
            <text:p><text:span text:style-name="T2">(0, </text:span><text:span text:style-name="T2">n</text:span><text:span text:style-name="T1">)</text:span></text:p>
          </draw:text-box>
        </draw:frame>
        <draw:connector draw:style-name="gr7" draw:text-style-name="P1" draw:layer="layout" draw:line-skew="-0.462cm" svg:x1="30.989cm" svg:y1="11.715cm" svg:x2="32.611cm" svg:y2="9.545cm" draw:start-shape="id41" draw:start-glue-point="7" svg:d="M30989 11715h600v-2170h1022" svg:viewBox="0 0 1623 2171">
          <text:p/>
        </draw:connector>
        <draw:frame draw:style-name="gr14" draw:text-style-name="P4" draw:layer="layout" svg:width="1.66cm" svg:height="0.779cm" svg:x="31.429cm" svg:y="9.508cm">
          <draw:text-box>
            <text:p><text:span text:style-name="T2">(0, </text:span><text:span text:style-name="T2">n</text:span><text:span text:style-name="T1">)</text:span></text:p>
          </draw:text-box>
        </draw:frame>
        <draw:custom-shape draw:style-name="gr45" draw:text-style-name="P3" xml:id="id42" draw:id="id42" draw:layer="layout" svg:width="2.389cm" svg:height="1.8cm" svg:x="13.589cm" svg:y="12.865cm">
          <text:p text:style-name="P1"><text:span text:style-name="T1">Mana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>
          <draw:line draw:style-name="gr37" draw:text-style-name="P6" draw:layer="layout" svg:x1="14.388cm" svg:y1="12.764cm" svg:x2="14.388cm" svg:y2="13.164cm">
            <text:p/>
          </draw:line>
          <draw:custom-shape draw:style-name="gr39" draw:text-style-name="P8" draw:layer="layout" svg:width="0.2cm" svg:height="0.2cm" svg:x="14.289cm" svg:y="12.5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3.789cm" svg:y="12.157cm">
          <draw:text-box>
            <text:p><text:span text:style-name="T3">data_inizio</text:span></text:p>
          </draw:text-box>
        </draw:frame>
        <draw:g>
          <draw:line draw:style-name="gr37" draw:text-style-name="P6" draw:layer="layout" svg:x1="15.588cm" svg:y1="13.065cm" svg:x2="15.588cm" svg:y2="13.465cm">
            <text:p/>
          </draw:line>
          <draw:custom-shape draw:style-name="gr39" draw:text-style-name="P8" draw:layer="layout" svg:width="0.2cm" svg:height="0.2cm" svg:x="15.489cm" svg:y="12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4.989cm" svg:y="12.565cm">
          <draw:text-box>
            <text:p><text:span text:style-name="T3">data_fine</text:span></text:p>
          </draw:text-box>
        </draw:frame>
        <draw:g>
          <draw:line draw:style-name="gr37" draw:text-style-name="P6" draw:layer="layout" svg:x1="13.988cm" svg:y1="13.065cm" svg:x2="13.988cm" svg:y2="13.465cm">
            <text:p/>
          </draw:line>
          <draw:custom-shape draw:style-name="gr39" draw:text-style-name="P8" draw:layer="layout" svg:width="0.2cm" svg:height="0.2cm" svg:x="13.889cm" svg:y="12.8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5cm" svg:height="0.408cm" svg:x="13.389cm" svg:y="12.565cm">
          <draw:text-box>
            <text:p><text:span text:style-name="T3">stipendio</text:span></text:p>
          </draw:text-box>
        </draw:frame>
        <draw:connector draw:style-name="gr7" draw:text-style-name="P1" draw:layer="layout" svg:x1="14.784cm" svg:y1="12.865cm" svg:x2="14.386cm" svg:y2="9.785cm" svg:d="M14784 12865v-1540h-398v-1540" svg:viewBox="0 0 399 3081">
          <text:p/>
        </draw:connector>
        <draw:frame draw:style-name="gr14" draw:text-style-name="P4" draw:layer="layout" svg:width="1.66cm" svg:height="0.779cm" svg:x="14.14cm" svg:y="9.723cm">
          <draw:text-box>
            <text:p><text:span text:style-name="T2">(1, </text:span><text:span text:style-name="T2">n</text:span><text:span text:style-name="T1">)</text:span></text:p>
          </draw:text-box>
        </draw:frame>
        <draw:connector draw:style-name="gr7" draw:text-style-name="P1" draw:layer="layout" svg:x1="15.978cm" svg:y1="13.765cm" svg:x2="34.4cm" svg:y2="9.7cm" draw:start-shape="id42" draw:start-glue-point="7" draw:end-shape="id7" draw:end-glue-point="2" svg:d="M15978 13765h18422v-4065" svg:viewBox="0 0 18423 4066">
          <text:p/>
        </draw:connector>
        <draw:frame draw:style-name="gr14" draw:text-style-name="P4" draw:layer="layout" svg:width="1.66cm" svg:height="0.779cm" svg:x="34.229cm" svg:y="9.609cm">
          <draw:text-box>
            <text:p><text:span text:style-name="T2">(0, </text:span><text:span text:style-name="T2">n</text:span><text:span text:style-name="T1">)</text:span></text:p>
          </draw:text-box>
        </draw:frame>
        <draw:g>
          <draw:line draw:style-name="gr37" draw:text-style-name="P6" draw:layer="layout" svg:x1="20.289cm" svg:y1="16.806cm" svg:x2="19.889cm" svg:y2="16.806cm">
            <text:p/>
          </draw:line>
          <draw:custom-shape draw:style-name="gr39" draw:text-style-name="P8" draw:layer="layout" svg:width="0.2cm" svg:height="0.2cm" draw:transform="rotate (-1.5707963267949) translate (20.488cm 16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19.888cm" svg:y1="16.406cm" svg:x2="19.888cm" svg:y2="16.806cm">
            <text:p/>
          </draw:line>
          <draw:custom-shape draw:style-name="gr39" draw:text-style-name="P8" draw:layer="layout" svg:width="0.2cm" svg:height="0.2cm" svg:x="19.789cm" svg:y="16.2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6" draw:text-style-name="P2" xml:id="id44" draw:id="id44" draw:layer="layout" svg:width="3.189cm" svg:height="1.3cm" svg:x="23.289cm" svg:y="19.207cm">
          <text:p text:style-name="P1"><text:span text:style-name="T1">VAL</text:span><text:span text:style-name="T1">ORE</text:span></text:p>
          <text:p text:style-name="P1"><text:span text:style-name="T1">NUT</text:span><text:span text:style-name="T1">RIZI</text:span><text:span text:style-name="T1">ONA</text:span><text:span text:style-name="T1">LE</text:span></text:p>
          <draw:enhanced-geometry svg:viewBox="0 0 21600 21600" draw:type="rectangle" draw:enhanced-path="M 0 0 L 21600 0 21600 21600 0 21600 0 0 Z N"/>
        </draw:custom-shape>
        <draw:frame draw:style-name="gr38" draw:text-style-name="P7" draw:layer="layout" svg:width="1.3cm" svg:height="0.408cm" svg:x="23.389cm" svg:y="18.307cm">
          <draw:text-box>
            <text:p><text:span text:style-name="T3">descriz</text:span><text:span text:style-name="T3">ione</text:span></text:p>
          </draw:text-box>
        </draw:frame>
        <draw:g>
          <draw:line draw:style-name="gr37" draw:text-style-name="P6" draw:layer="layout" svg:x1="23.989cm" svg:y1="18.807cm" svg:x2="23.989cm" svg:y2="19.207cm">
            <text:p/>
          </draw:line>
          <draw:custom-shape draw:style-name="gr39" draw:text-style-name="P8" draw:layer="layout" svg:width="0.2cm" svg:height="0.2cm" svg:x="23.89cm" svg:y="18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4.589cm" svg:y="18.308cm">
          <draw:text-box>
            <text:p><text:span text:style-name="T3">nome</text:span></text:p>
          </draw:text-box>
        </draw:frame>
        <draw:g>
          <draw:line draw:style-name="gr37" draw:text-style-name="P6" draw:layer="layout" svg:x1="24.989cm" svg:y1="18.808cm" svg:x2="24.989cm" svg:y2="19.208cm">
            <text:p/>
          </draw:line>
          <draw:custom-shape draw:style-name="gr39" draw:text-style-name="P8" draw:layer="layout" svg:width="0.2cm" svg:height="0.2cm" svg:x="24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3.389cm" svg:y="18.308cm">
          <draw:text-box>
            <text:p><text:span text:style-name="T3">descriz</text:span><text:span text:style-name="T3">ione</text:span></text:p>
          </draw:text-box>
        </draw:frame>
        <draw:g>
          <draw:line draw:style-name="gr37" draw:text-style-name="P6" draw:layer="layout" svg:x1="23.989cm" svg:y1="18.808cm" svg:x2="23.989cm" svg:y2="19.208cm">
            <text:p/>
          </draw:line>
          <draw:custom-shape draw:style-name="gr39" draw:text-style-name="P8" draw:layer="layout" svg:width="0.2cm" svg:height="0.2cm" svg:x="23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3cm" svg:height="0.408cm" svg:x="23.389cm" svg:y="18.308cm">
          <draw:text-box>
            <text:p><text:span text:style-name="T3">descriz</text:span><text:span text:style-name="T3">ione</text:span></text:p>
          </draw:text-box>
        </draw:frame>
        <draw:g>
          <draw:line draw:style-name="gr37" draw:text-style-name="P6" draw:layer="layout" svg:x1="23.989cm" svg:y1="18.808cm" svg:x2="23.989cm" svg:y2="19.208cm">
            <text:p/>
          </draw:line>
          <draw:custom-shape draw:style-name="gr39" draw:text-style-name="P8" draw:layer="layout" svg:width="0.2cm" svg:height="0.2cm" svg:x="23.89cm" svg:y="18.6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6" draw:text-style-name="P5" draw:layer="layout" svg:width="0.2cm" svg:height="0.2cm" svg:x="25.789cm" svg:y="18.60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7" draw:text-style-name="P6" draw:layer="layout" svg:x1="25.889cm" svg:y1="18.807cm" svg:x2="25.889cm" svg:y2="19.207cm">
            <text:p/>
          </draw:line>
        </draw:g>
        <draw:frame draw:style-name="gr38" draw:text-style-name="P7" draw:layer="layout" svg:width="1.4cm" svg:height="0.408cm" svg:x="25.289cm" svg:y="18.324cm">
          <draw:text-box>
            <text:p><text:span text:style-name="T3">codice</text:span><text:span text:style-name="T3">_valore</text:span></text:p>
          </draw:text-box>
        </draw:frame>
        <draw:custom-shape draw:style-name="gr30" draw:text-style-name="P3" xml:id="id43" draw:id="id43" draw:layer="layout" svg:width="2cm" svg:height="1.5cm" svg:x="17.801cm" svg:y="19.201cm">
          <text:p text:style-name="P1"><text:span text:style-name="T1">valor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9.801cm" svg:y1="19.951cm" svg:x2="23.289cm" svg:y2="19.857cm" draw:start-shape="id43" draw:start-glue-point="7" draw:end-shape="id44" draw:end-glue-point="3" svg:d="M19801 19951h1744v-94h1744" svg:viewBox="0 0 3489 95">
          <text:p/>
        </draw:connector>
        <draw:connector draw:style-name="gr7" draw:text-style-name="P1" draw:layer="layout" svg:x1="18.801cm" svg:y1="19.201cm" svg:x2="18.689cm" svg:y2="17.497cm" draw:start-shape="id43" draw:start-glue-point="4" svg:d="M18801 19201v-1102h-112v-602" svg:viewBox="0 0 113 1705">
          <text:p/>
        </draw:connector>
        <draw:frame draw:style-name="gr14" draw:text-style-name="P9" draw:layer="layout" svg:width="1.66cm" svg:height="0.779cm" svg:x="18.489cm" svg:y="17.428cm">
          <draw:text-box>
            <text:p><text:span text:style-name="T4">(0, </text:span><text:span text:style-name="T4">n</text:span><text:span text:style-name="T5">)</text:span></text:p>
          </draw:text-box>
        </draw:frame>
        <draw:custom-shape draw:style-name="gr47" draw:text-style-name="P2" xml:id="id46" draw:id="id46" draw:layer="layout" svg:width="3.589cm" svg:height="1.3cm" svg:x="33.689cm" svg:y="27.207cm">
          <text:p text:style-name="P1"><text:span text:style-name="T1">SUB</text:span><text:span text:style-name="T1">-</text:span><text:span text:style-name="T1">CAT</text:span><text:span text:style-name="T1">EGO</text:span><text:span text:style-name="T1">RIA</text:span></text:p>
          <draw:enhanced-geometry svg:viewBox="0 0 21600 21600" draw:type="rectangle" draw:enhanced-path="M 0 0 L 21600 0 21600 21600 0 21600 0 0 Z N"/>
        </draw:custom-shape>
        <draw:custom-shape draw:style-name="gr48" draw:text-style-name="P3" xml:id="id45" draw:id="id45" draw:layer="layout" svg:width="1cm" svg:height="1cm" svg:x="34.989cm" svg:y="25.507cm">
          <text:p text:style-name="P1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5.489cm" svg:y1="25.507cm" svg:x2="35.15cm" svg:y2="24.7cm" draw:start-shape="id45" draw:start-glue-point="4" draw:end-shape="id29" draw:end-glue-point="2" svg:d="M35489 25507v-403h-339v-404" svg:viewBox="0 0 340 808">
          <text:p/>
        </draw:connector>
        <draw:connector draw:style-name="gr7" draw:text-style-name="P1" draw:layer="layout" svg:x1="35.489cm" svg:y1="26.507cm" svg:x2="35.483cm" svg:y2="27.207cm" draw:start-shape="id45" draw:start-glue-point="6" draw:end-shape="id46" draw:end-glue-point="0" svg:d="M35489 26507v351h-6v349" svg:viewBox="0 0 7 701">
          <text:p/>
        </draw:connector>
        <draw:frame draw:style-name="gr14" draw:text-style-name="P4" draw:layer="layout" svg:width="1.66cm" svg:height="0.779cm" svg:x="35.289cm" svg:y="26.628cm">
          <draw:text-box>
            <text:p><text:span text:style-name="T2">(1, </text:span><text:span text:style-name="T2">1</text:span><text:span text:style-name="T1">)</text:span></text:p>
          </draw:text-box>
        </draw:frame>
        <draw:frame draw:style-name="gr14" draw:text-style-name="P4" draw:layer="layout" svg:width="1.66cm" svg:height="0.779cm" svg:x="33.929cm" svg:y="24.628cm">
          <draw:text-box>
            <text:p><text:span text:style-name="T2">(1, </text:span><text:span text:style-name="T2">n</text:span><text:span text:style-name="T1">)</text:span></text:p>
          </draw:text-box>
        </draw:frame>
        <draw:custom-shape draw:style-name="gr49" draw:text-style-name="P3" xml:id="id47" draw:id="id47" draw:layer="layout" svg:width="2.5cm" svg:height="1.6cm" svg:x="16.589cm" svg:y="21.407cm">
          <text:p text:style-name="P1"><text:span text:style-name="T1">appar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839cm" svg:y1="23.007cm" svg:x2="33.689cm" svg:y2="27.857cm" draw:start-shape="id47" draw:start-glue-point="6" draw:end-shape="id46" draw:end-glue-point="3" svg:d="M17839 23007v4850h15850" svg:viewBox="0 0 15851 4851">
          <text:p/>
        </draw:connector>
        <draw:connector draw:style-name="gr7" draw:text-style-name="P1" draw:layer="layout" svg:x1="17.839cm" svg:y1="21.407cm" svg:x2="16.801cm" svg:y2="20.09cm" draw:start-shape="id47" svg:d="M17839 21407v-909h-1038v-408" svg:viewBox="0 0 1039 1318">
          <text:p/>
        </draw:connector>
        <draw:connector draw:style-name="gr7" draw:text-style-name="P1" draw:layer="layout" svg:x1="16.801cm" svg:y1="20.09cm" svg:x2="18.118cm" svg:y2="17.502cm" svg:d="M16801 20090v-1294h1317v-1294" svg:viewBox="0 0 1318 2589">
          <text:p/>
        </draw:connector>
        <draw:frame draw:style-name="gr14" draw:text-style-name="P9" draw:layer="layout" svg:width="1.66cm" svg:height="0.779cm" svg:x="17.829cm" svg:y="17.407cm">
          <draw:text-box>
            <text:p><text:span text:style-name="T4">(1, </text:span><text:span text:style-name="T4">1</text:span><text:span text:style-name="T5">)</text:span></text:p>
          </draw:text-box>
        </draw:frame>
        <draw:frame draw:style-name="gr14" draw:text-style-name="P4" draw:layer="layout" svg:width="1.66cm" svg:height="0.779cm" svg:x="32.489cm" svg:y="27.229cm">
          <draw:text-box>
            <text:p><text:span text:style-name="T2">(1, </text:span><text:span text:style-name="T2">n</text:span><text:span text:style-name="T1">)</text:span></text:p>
          </draw:text-box>
        </draw:frame>
        <draw:g>
          <draw:line draw:style-name="gr37" draw:text-style-name="P6" draw:layer="layout" svg:x1="21.3cm" svg:y1="11.11cm" svg:x2="21.3cm" svg:y2="11.51cm">
            <text:p/>
          </draw:line>
          <draw:custom-shape draw:style-name="gr39" draw:text-style-name="P8" draw:layer="layout" svg:width="0.2cm" svg:height="0.2cm" svg:x="21.201cm" svg:y="10.9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589cm" svg:height="0.565cm" svg:x="20.601cm" svg:y="10.602cm">
          <draw:text-box>
            <text:p><text:span text:style-name="T3">quantita</text:span><text:span text:style-name="T3">_espos</text:span><text:span text:style-name="T3">ta</text:span></text:p>
          </draw:text-box>
        </draw:frame>
        <draw:frame draw:style-name="gr38" draw:text-style-name="P7" draw:layer="layout" svg:width="1.4cm" svg:height="0.408cm" svg:x="32.888cm" svg:y="7.824cm">
          <draw:text-box>
            <text:p><text:span text:style-name="T3">codice</text:span><text:span text:style-name="T3">_fiscale</text:span></text:p>
          </draw:text-box>
        </draw:frame>
        <draw:frame draw:style-name="gr38" draw:text-style-name="P7" draw:layer="layout" svg:width="0.9cm" svg:height="0.408cm" svg:x="33.888cm" svg:y="7.824cm">
          <draw:text-box>
            <text:p><text:span text:style-name="T3">nome</text:span></text:p>
          </draw:text-box>
        </draw:frame>
        <draw:frame draw:style-name="gr38" draw:text-style-name="P7" draw:layer="layout" svg:width="1.1cm" svg:height="0.408cm" svg:x="34.388cm" svg:y="7.824cm">
          <draw:text-box>
            <text:p><text:span text:style-name="T3">cogno</text:span><text:span text:style-name="T3">me</text:span></text:p>
          </draw:text-box>
        </draw:frame>
        <draw:frame draw:style-name="gr38" draw:text-style-name="P7" draw:layer="layout" svg:width="0.7cm" svg:height="0.408cm" svg:x="35.088cm" svg:y="7.824cm">
          <draw:text-box>
            <text:p><text:span text:style-name="T3">eta</text:span></text:p>
          </draw:text-box>
        </draw:frame>
        <draw:frame draw:style-name="gr38" draw:text-style-name="P7" draw:layer="layout" svg:width="0.9cm" svg:height="0.408cm" svg:x="35.488cm" svg:y="7.824cm">
          <draw:text-box>
            <text:p><text:span text:style-name="T3">sesso</text:span></text:p>
          </draw:text-box>
        </draw:frame>
        <draw:frame draw:style-name="gr38" draw:text-style-name="P7" draw:layer="layout" svg:width="1.4cm" svg:height="0.408cm" svg:x="32.888cm" svg:y="7.825cm">
          <draw:text-box>
            <text:p><text:span text:style-name="T3">codice</text:span><text:span text:style-name="T3">_fiscale</text:span></text:p>
          </draw:text-box>
        </draw:frame>
        <draw:frame draw:style-name="gr38" draw:text-style-name="P7" draw:layer="layout" svg:width="0.9cm" svg:height="0.408cm" svg:x="33.888cm" svg:y="7.825cm">
          <draw:text-box>
            <text:p><text:span text:style-name="T3">nome</text:span></text:p>
          </draw:text-box>
        </draw:frame>
        <draw:g>
          <draw:line draw:style-name="gr37" draw:text-style-name="P6" draw:layer="layout" svg:x1="34.289cm" svg:y1="8.307cm" svg:x2="34.289cm" svg:y2="8.707cm">
            <text:p/>
          </draw:line>
          <draw:custom-shape draw:style-name="gr39" draw:text-style-name="P8" draw:layer="layout" svg:width="0.2cm" svg:height="0.2cm" draw:transform="rotate (-3.14159265358979) translate (34.3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1cm" svg:height="0.408cm" svg:x="34.388cm" svg:y="7.825cm">
          <draw:text-box>
            <text:p><text:span text:style-name="T3">cogno</text:span><text:span text:style-name="T3">me</text:span></text:p>
          </draw:text-box>
        </draw:frame>
        <draw:g>
          <draw:line draw:style-name="gr37" draw:text-style-name="P6" draw:layer="layout" svg:x1="34.889cm" svg:y1="8.307cm" svg:x2="34.889cm" svg:y2="8.707cm">
            <text:p/>
          </draw:line>
          <draw:custom-shape draw:style-name="gr39" draw:text-style-name="P8" draw:layer="layout" svg:width="0.2cm" svg:height="0.2cm" draw:transform="rotate (-3.14159265358979) translate (34.9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7cm" svg:height="0.408cm" svg:x="35.088cm" svg:y="7.825cm">
          <draw:text-box>
            <text:p><text:span text:style-name="T3">eta</text:span></text:p>
          </draw:text-box>
        </draw:frame>
        <draw:g>
          <draw:line draw:style-name="gr37" draw:text-style-name="P6" draw:layer="layout" svg:x1="35.389cm" svg:y1="8.307cm" svg:x2="35.389cm" svg:y2="8.707cm">
            <text:p/>
          </draw:line>
          <draw:custom-shape draw:style-name="gr39" draw:text-style-name="P8" draw:layer="layout" svg:width="0.2cm" svg:height="0.2cm" draw:transform="rotate (-3.14159265358979) translate (35.488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0.9cm" svg:height="0.408cm" svg:x="35.488cm" svg:y="7.825cm">
          <draw:text-box>
            <text:p><text:span text:style-name="T3">sesso</text:span></text:p>
          </draw:text-box>
        </draw:frame>
        <draw:g>
          <draw:line draw:style-name="gr37" draw:text-style-name="P6" draw:layer="layout" svg:x1="35.89cm" svg:y1="8.307cm" svg:x2="35.89cm" svg:y2="8.707cm">
            <text:p/>
          </draw:line>
          <draw:custom-shape draw:style-name="gr39" draw:text-style-name="P8" draw:layer="layout" svg:width="0.2cm" svg:height="0.2cm" draw:transform="rotate (-3.14159265358979) translate (35.989cm 8.308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33.589cm" svg:y1="8.308cm" svg:x2="33.589cm" svg:y2="8.708cm">
            <text:p/>
          </draw:line>
          <draw:custom-shape draw:style-name="gr39" draw:text-style-name="P8" draw:layer="layout" svg:width="0.2cm" svg:height="0.2cm" draw:transform="rotate (-3.14159265358979) translate (33.688cm 8.309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1cm" svg:height="0.565cm" svg:x="35.389cm" svg:y="10.307cm">
          <draw:text-box>
            <text:p><text:span text:style-name="T3">telefono</text:span></text:p>
          </draw:text-box>
        </draw:frame>
        <draw:g>
          <draw:line draw:style-name="gr37" draw:text-style-name="P6" draw:layer="layout" svg:x1="35.888cm" svg:y1="10.108cm" svg:x2="35.888cm" svg:y2="9.708cm">
            <text:p/>
          </draw:line>
          <draw:custom-shape draw:style-name="gr39" draw:text-style-name="P8" draw:layer="layout" svg:width="0.2cm" svg:height="0.2cm" svg:x="35.789cm" svg:y="10.1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1" draw:text-style-name="P7" draw:layer="layout" svg:width="1.1cm" svg:height="0.565cm" svg:x="38.889cm" svg:y="10.407cm">
          <draw:text-box>
            <text:p><text:span text:style-name="T3">telefono</text:span></text:p>
          </draw:text-box>
        </draw:frame>
        <draw:g>
          <draw:line draw:style-name="gr37" draw:text-style-name="P6" draw:layer="layout" svg:x1="39.388cm" svg:y1="10.208cm" svg:x2="39.388cm" svg:y2="9.808cm">
            <text:p/>
          </draw:line>
          <draw:custom-shape draw:style-name="gr39" draw:text-style-name="P8" draw:layer="layout" svg:width="0.2cm" svg:height="0.2cm" svg:x="39.289cm" svg:y="10.207cm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7" draw:text-style-name="P6" draw:layer="layout" svg:x1="24.989cm" svg:y1="8.207cm" svg:x2="24.989cm" svg:y2="8.607cm">
            <text:p/>
          </draw:line>
          <draw:custom-shape draw:style-name="gr39" draw:text-style-name="P8" draw:layer="layout" svg:width="0.2cm" svg:height="0.2cm" svg:x="24.89cm" svg:y="8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7" draw:layer="layout" svg:width="1.5cm" svg:height="0.515cm" svg:x="24.489cm" svg:y="7.708cm">
          <draw:text-box>
            <text:p><text:span text:style-name="T3">nome</text:span></text:p>
          </draw:text-box>
        </draw:frame>
        <draw:g>
          <draw:line draw:style-name="gr37" draw:text-style-name="P6" draw:layer="layout" svg:x1="11.69cm" svg:y1="15.207cm" svg:x2="11.29cm" svg:y2="15.207cm">
            <text:p/>
          </draw:line>
          <draw:custom-shape draw:style-name="gr39" draw:text-style-name="P8" draw:layer="layout" svg:width="0.2cm" svg:height="0.2cm" draw:transform="rotate (-1.5707963267949) translate (11.889cm 15.10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7" draw:layer="layout" svg:width="1.4cm" svg:height="0.408cm" svg:x="11.189cm" svg:y="14.807cm">
          <draw:text-box>
            <text:p><text:span text:style-name="T3">descrizio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7cm" fo:margin-bottom="0.1cm" fo:margin-left="0.189cm" fo:margin-right="0.117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25:24.207969953</meta:creation-date>
    <dc:date>2018-07-05T22:20:59.008104010</dc:date>
    <meta:editing-duration>PT4H21M16S</meta:editing-duration>
    <meta:editing-cycles>116</meta:editing-cycles>
    <meta:generator>LibreOffice/5.4.6.2$Linux_X86_64 LibreOffice_project/40m0$Build-2</meta:generator>
    <meta:document-statistic meta:object-count="477"/>
  </office:meta>
</office:document-meta>
</file>